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8-01T00:00:00" table:style-name="ce5">
            <text:p>2021/8/1</text:p>
          </table:table-cell>
          <table:table-cell office:value-type="float" office:value="757" table:style-name="ce6">
            <text:p>757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441" table:style-name="ce6">
            <text:p>441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1011" table:style-name="ce6">
            <text:p>1,011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826" table:style-name="ce6">
            <text:p>826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5451" table:style-name="ce6">
            <text:p>5,451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5739" table:style-name="ce6">
            <text:p>5,739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615" table:style-name="ce6">
            <text:p>615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5923" table:style-name="ce6">
            <text:p>5,923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12738" table:style-name="ce6">
            <text:p>12,738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266" table:style-name="ce6">
            <text:p>266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451" table:style-name="ce6">
            <text:p>451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1065" table:style-name="ce6">
            <text:p>1,065<text:s/></text:p>
          </table:table-cell>
          <table:table-cell office:value-type="float" office:value="1112" table:style-name="ce6">
            <text:p>1,112<text:s/></text:p>
          </table:table-cell>
          <table:table-cell table:number-columns-repeated="16264"/>
        </table:table-row>
        <table:table-row table:style-name="ro2">
          <table:table-cell office:value-type="date" office:date-value="2021-08-02T00:00:00" table:style-name="ce5">
            <text:p>2021/8/2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21686" table:style-name="ce6">
            <text:p>21,686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18262" table:style-name="ce6">
            <text:p>18,262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4196" table:style-name="ce6">
            <text:p>14,196<text:s/></text:p>
          </table:table-cell>
          <table:table-cell office:value-type="float" office:value="47046" table:style-name="ce6">
            <text:p>47,046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1690" table:style-name="ce6">
            <text:p>11,690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15457" table:style-name="ce6">
            <text:p>15,457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0403" table:style-name="ce6">
            <text:p>10,403<text:s/></text:p>
          </table:table-cell>
          <table:table-cell office:value-type="float" office:value="22665" table:style-name="ce6">
            <text:p>22,665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14416" table:style-name="ce6">
            <text:p>14,416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27656" table:style-name="ce6">
            <text:p>27,656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11669" table:style-name="ce6">
            <text:p>11,669<text:s/></text:p>
          </table:table-cell>
          <table:table-cell office:value-type="float" office:value="10369" table:style-name="ce6">
            <text:p>10,36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6747" table:style-name="ce6">
            <text:p>6,747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580" table:style-name="ce6">
            <text:p>2,580<text:s/></text:p>
          </table:table-cell>
          <table:table-cell table:number-columns-repeated="16264"/>
        </table:table-row>
        <table:table-row table:style-name="ro2">
          <table:table-cell office:value-type="date" office:date-value="2021-08-03T00:00:00" table:style-name="ce5">
            <text:p>2021/8/3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22961" table:style-name="ce6">
            <text:p>22,961<text:s/></text:p>
          </table:table-cell>
          <table:table-cell office:value-type="float" office:value="20363" table:style-name="ce6">
            <text:p>20,363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4823" table:style-name="ce6">
            <text:p>14,823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7848" table:style-name="ce6">
            <text:p>7,848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6223" table:style-name="ce6">
            <text:p>16,223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4582" table:style-name="ce6">
            <text:p>14,582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4488" table:style-name="ce6">
            <text:p>14,488<text:s/></text:p>
          </table:table-cell>
          <table:table-cell office:value-type="float" office:value="49068" table:style-name="ce6">
            <text:p>49,068<text:s/></text:p>
          </table:table-cell>
          <table:table-cell office:value-type="float" office:value="18958" table:style-name="ce6">
            <text:p>18,958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3371" table:style-name="ce6">
            <text:p>13,371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19666" table:style-name="ce6">
            <text:p>19,666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24110" table:style-name="ce6">
            <text:p>24,110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29534" table:style-name="ce6">
            <text:p>29,534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7416" table:style-name="ce6">
            <text:p>7,416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616" table:style-name="ce6">
            <text:p>2,616<text:s/></text:p>
          </table:table-cell>
          <table:table-cell table:number-columns-repeated="16264"/>
        </table:table-row>
        <table:table-row table:style-name="ro2">
          <table:table-cell office:value-type="date" office:date-value="2021-08-04T00:00:00" table:style-name="ce5">
            <text:p>2021/8/4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23343" table:style-name="ce6">
            <text:p>23,343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3870" table:style-name="ce6">
            <text:p>3,870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10858" table:style-name="ce6">
            <text:p>10,858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4189" table:style-name="ce6">
            <text:p>14,189<text:s/></text:p>
          </table:table-cell>
          <table:table-cell office:value-type="float" office:value="14933" table:style-name="ce6">
            <text:p>14,933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14320" table:style-name="ce6">
            <text:p>14,320<text:s/></text:p>
          </table:table-cell>
          <table:table-cell office:value-type="float" office:value="50970" table:style-name="ce6">
            <text:p>50,970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6483" table:style-name="ce6">
            <text:p>16,483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6837" table:style-name="ce6">
            <text:p>6,837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20147" table:style-name="ce6">
            <text:p>20,147<text:s/></text:p>
          </table:table-cell>
          <table:table-cell office:value-type="float" office:value="21182" table:style-name="ce6">
            <text:p>21,182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5693" table:style-name="ce6">
            <text:p>15,693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30348" table:style-name="ce6">
            <text:p>30,348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5770" table:style-name="ce6">
            <text:p>5,770<text:s/></text:p>
          </table:table-cell>
          <table:table-cell office:value-type="float" office:value="5670" table:style-name="ce6">
            <text:p>5,670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721" table:style-name="ce6">
            <text:p>2,721<text:s/></text:p>
          </table:table-cell>
          <table:table-cell table:number-columns-repeated="16264"/>
        </table:table-row>
        <table:table-row table:style-name="ro2">
          <table:table-cell office:value-type="date" office:date-value="2021-08-05T00:00:00" table:style-name="ce5">
            <text:p>2021/8/5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7548" table:style-name="ce6">
            <text:p>7,548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1402" table:style-name="ce6">
            <text:p>11,402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5030" table:style-name="ce6">
            <text:p>5,030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52875" table:style-name="ce6">
            <text:p>52,875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1752" table:style-name="ce6">
            <text:p>11,752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12055" table:style-name="ce6">
            <text:p>12,055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6098" table:style-name="ce6">
            <text:p>16,098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6989" table:style-name="ce6">
            <text:p>6,989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6870" table:style-name="ce6">
            <text:p>6,870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3587" table:style-name="ce6">
            <text:p>13,587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9882" table:style-name="ce6">
            <text:p>19,882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25108" table:style-name="ce6">
            <text:p>25,108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10286" table:style-name="ce6">
            <text:p>10,286<text:s/></text:p>
          </table:table-cell>
          <table:table-cell office:value-type="float" office:value="30347" table:style-name="ce6">
            <text:p>30,347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11640" table:style-name="ce6">
            <text:p>11,640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7426" table:style-name="ce6">
            <text:p>7,426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2664" table:style-name="ce6">
            <text:p>2,664<text:s/></text:p>
          </table:table-cell>
          <table:table-cell table:number-columns-repeated="16264"/>
        </table:table-row>
        <table:table-row table:style-name="ro2">
          <table:table-cell office:value-type="date" office:date-value="2021-08-06T00:00:00" table:style-name="ce5">
            <text:p>2021/8/6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23255" table:style-name="ce6">
            <text:p>23,255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64815" table:style-name="ce6">
            <text:p>64,815<text:s/></text:p>
          </table:table-cell>
          <table:table-cell office:value-type="float" office:value="22598" table:style-name="ce6">
            <text:p>22,598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2733" table:style-name="ce6">
            <text:p>12,733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2071" table:style-name="ce6">
            <text:p>12,071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16202" table:style-name="ce6">
            <text:p>16,202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21342" table:style-name="ce6">
            <text:p>21,342<text:s/></text:p>
          </table:table-cell>
          <table:table-cell office:value-type="float" office:value="20846" table:style-name="ce6">
            <text:p>20,846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10851" table:style-name="ce6">
            <text:p>10,851<text:s/></text:p>
          </table:table-cell>
          <table:table-cell office:value-type="float" office:value="26433" table:style-name="ce6">
            <text:p>26,433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33188" table:style-name="ce6">
            <text:p>33,188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0763" table:style-name="ce6">
            <text:p>10,763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22138" table:style-name="ce6">
            <text:p>22,138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3208" table:style-name="ce6">
            <text:p>13,208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11441" table:style-name="ce6">
            <text:p>11,44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614" table:style-name="ce6">
            <text:p>614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690" table:style-name="ce6">
            <text:p>2,690<text:s/></text:p>
          </table:table-cell>
          <table:table-cell table:number-columns-repeated="16264"/>
        </table:table-row>
        <table:table-row table:style-name="ro2">
          <table:table-cell office:value-type="date" office:date-value="2021-08-07T00:00:00" table:style-name="ce5">
            <text:p>2021/8/7</text:p>
          </table:table-cell>
          <table:table-cell office:value-type="float" office:value="687" table:style-name="ce6">
            <text:p>687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775" table:style-name="ce6">
            <text:p>775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987" table:style-name="ce6">
            <text:p>987<text:s/></text:p>
          </table:table-cell>
          <table:table-cell office:value-type="float" office:value="613" table:style-name="ce6">
            <text:p>613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7005" table:style-name="ce6">
            <text:p>7,005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34085" table:style-name="ce6">
            <text:p>34,085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6618" table:style-name="ce6">
            <text:p>6,618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2302" table:style-name="ce6">
            <text:p>2,302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931" table:style-name="ce6">
            <text:p>931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03" table:style-name="ce6">
            <text:p>303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507" table:style-name="ce6">
            <text:p>507<text:s/></text:p>
          </table:table-cell>
          <table:table-cell office:value-type="float" office:value="560" table:style-name="ce6">
            <text:p>560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736" table:style-name="ce6">
            <text:p>736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055" table:style-name="ce6">
            <text:p>1,055<text:s/></text:p>
          </table:table-cell>
          <table:table-cell table:number-columns-repeated="16264"/>
        </table:table-row>
        <table:table-row table:style-name="ro2">
          <table:table-cell office:value-type="date" office:date-value="2021-08-08T00:00:00" table:style-name="ce5">
            <text:p>2021/8/8</text:p>
          </table:table-cell>
          <table:table-cell office:value-type="float" office:value="840" table:style-name="ce6">
            <text:p>840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13633" table:style-name="ce6">
            <text:p>13,633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416" table:style-name="ce6">
            <text:p>3,416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668" table:style-name="ce6">
            <text:p>668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11084" table:style-name="ce6">
            <text:p>11,084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16626" table:style-name="ce6">
            <text:p>16,626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16684" table:style-name="ce6">
            <text:p>16,68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612" table:style-name="ce6">
            <text:p>4,612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87" table:style-name="ce6">
            <text:p>287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531" table:style-name="ce6">
            <text:p>531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726" table:style-name="ce6">
            <text:p>726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1175" table:style-name="ce6">
            <text:p>1,175<text:s/></text:p>
          </table:table-cell>
          <table:table-cell table:number-columns-repeated="16264"/>
        </table:table-row>
        <table:table-row table:style-name="ro2">
          <table:table-cell office:value-type="date" office:date-value="2021-08-09T00:00:00" table:style-name="ce5">
            <text:p>2021/8/9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23647" table:style-name="ce6">
            <text:p>23,647<text:s/></text:p>
          </table:table-cell>
          <table:table-cell office:value-type="float" office:value="21279" table:style-name="ce6">
            <text:p>21,279<text:s/></text:p>
          </table:table-cell>
          <table:table-cell office:value-type="float" office:value="11964" table:style-name="ce6">
            <text:p>11,964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7205" table:style-name="ce6">
            <text:p>7,205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2480" table:style-name="ce6">
            <text:p>2,480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16022" table:style-name="ce6">
            <text:p>16,022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19605" table:style-name="ce6">
            <text:p>19,605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4850" table:style-name="ce6">
            <text:p>14,850<text:s/></text:p>
          </table:table-cell>
          <table:table-cell office:value-type="float" office:value="53474" table:style-name="ce6">
            <text:p>53,474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5026" table:style-name="ce6">
            <text:p>15,02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5624" table:style-name="ce6">
            <text:p>5,624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5210" table:style-name="ce6">
            <text:p>5,210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20517" table:style-name="ce6">
            <text:p>20,517<text:s/></text:p>
          </table:table-cell>
          <table:table-cell office:value-type="float" office:value="21422" table:style-name="ce6">
            <text:p>21,422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10074" table:style-name="ce6">
            <text:p>10,074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6730" table:style-name="ce6">
            <text:p>16,730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31305" table:style-name="ce6">
            <text:p>31,305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1410" table:style-name="ce6">
            <text:p>11,410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22849" table:style-name="ce6">
            <text:p>22,849<text:s/></text:p>
          </table:table-cell>
          <table:table-cell office:value-type="float" office:value="11966" table:style-name="ce6">
            <text:p>11,966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7168" table:style-name="ce6">
            <text:p>7,16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5664" table:style-name="ce6">
            <text:p>5,664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856" table:style-name="ce6">
            <text:p>2,856<text:s/></text:p>
          </table:table-cell>
          <table:table-cell table:number-columns-repeated="16264"/>
        </table:table-row>
        <table:table-row table:style-name="ro2">
          <table:table-cell office:value-type="date" office:date-value="2021-08-10T00:00:00" table:style-name="ce5">
            <text:p>2021/8/10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2287" table:style-name="ce6">
            <text:p>2,287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6710" table:style-name="ce6">
            <text:p>16,710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3765" table:style-name="ce6">
            <text:p>13,765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17496" table:style-name="ce6">
            <text:p>17,496<text:s/></text:p>
          </table:table-cell>
          <table:table-cell office:value-type="float" office:value="13257" table:style-name="ce6">
            <text:p>13,257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20515" table:style-name="ce6">
            <text:p>20,515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55983" table:style-name="ce6">
            <text:p>55,983<text:s/></text:p>
          </table:table-cell>
          <table:table-cell office:value-type="float" office:value="22051" table:style-name="ce6">
            <text:p>22,051<text:s/></text:p>
          </table:table-cell>
          <table:table-cell office:value-type="float" office:value="12450" table:style-name="ce6">
            <text:p>12,450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5049" table:style-name="ce6">
            <text:p>5,04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15720" table:style-name="ce6">
            <text:p>15,720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4968" table:style-name="ce6">
            <text:p>4,968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22179" table:style-name="ce6">
            <text:p>22,179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27471" table:style-name="ce6">
            <text:p>27,471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16545" table:style-name="ce6">
            <text:p>16,545<text:s/></text:p>
          </table:table-cell>
          <table:table-cell office:value-type="float" office:value="17797" table:style-name="ce6">
            <text:p>17,797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32955" table:style-name="ce6">
            <text:p>32,955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23691" table:style-name="ce6">
            <text:p>23,691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7351" table:style-name="ce6">
            <text:p>7,351<text:s/></text:p>
          </table:table-cell>
          <table:table-cell office:value-type="float" office:value="6253" table:style-name="ce6">
            <text:p>6,253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2817" table:style-name="ce6">
            <text:p>2,817<text:s/></text:p>
          </table:table-cell>
          <table:table-cell table:number-columns-repeated="16264"/>
        </table:table-row>
        <table:table-row table:style-name="ro2">
          <table:table-cell office:value-type="date" office:date-value="2021-08-11T00:00:00" table:style-name="ce5">
            <text:p>2021/8/11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24942" table:style-name="ce6">
            <text:p>24,942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10703" table:style-name="ce6">
            <text:p>10,703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17510" table:style-name="ce6">
            <text:p>17,510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4696" table:style-name="ce6">
            <text:p>14,696<text:s/></text:p>
          </table:table-cell>
          <table:table-cell office:value-type="float" office:value="57533" table:style-name="ce6">
            <text:p>57,533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1463" table:style-name="ce6">
            <text:p>11,463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5522" table:style-name="ce6">
            <text:p>5,522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13725" table:style-name="ce6">
            <text:p>13,725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2747" table:style-name="ce6">
            <text:p>22,747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8112" table:style-name="ce6">
            <text:p>28,112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6791" table:style-name="ce6">
            <text:p>16,791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33440" table:style-name="ce6">
            <text:p>33,440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11840" table:style-name="ce6">
            <text:p>11,840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862" table:style-name="ce6">
            <text:p>2,862<text:s/></text:p>
          </table:table-cell>
          <table:table-cell table:number-columns-repeated="16264"/>
        </table:table-row>
        <table:table-row table:style-name="ro2">
          <table:table-cell office:value-type="date" office:date-value="2021-08-12T00:00:00" table:style-name="ce5">
            <text:p>2021/8/12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8169" table:style-name="ce6">
            <text:p>8,169<text:s/></text:p>
          </table:table-cell>
          <table:table-cell office:value-type="float" office:value="24877" table:style-name="ce6">
            <text:p>24,877<text:s/></text:p>
          </table:table-cell>
          <table:table-cell office:value-type="float" office:value="23543" table:style-name="ce6">
            <text:p>23,543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17560" table:style-name="ce6">
            <text:p>17,560<text:s/></text:p>
          </table:table-cell>
          <table:table-cell office:value-type="float" office:value="13112" table:style-name="ce6">
            <text:p>13,112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20221" table:style-name="ce6">
            <text:p>20,221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59131" table:style-name="ce6">
            <text:p>59,131<text:s/></text:p>
          </table:table-cell>
          <table:table-cell office:value-type="float" office:value="22852" table:style-name="ce6">
            <text:p>22,852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21889" table:style-name="ce6">
            <text:p>21,889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27945" table:style-name="ce6">
            <text:p>27,945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16849" table:style-name="ce6">
            <text:p>16,849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11322" table:style-name="ce6">
            <text:p>11,322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5391" table:style-name="ce6">
            <text:p>5,391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6044" table:style-name="ce6">
            <text:p>6,044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642" table:style-name="ce6">
            <text:p>1,642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2787" table:style-name="ce6">
            <text:p>2,787<text:s/></text:p>
          </table:table-cell>
          <table:table-cell table:number-columns-repeated="16264"/>
        </table:table-row>
        <table:table-row table:style-name="ro2">
          <table:table-cell office:value-type="date" office:date-value="2021-08-13T00:00:00" table:style-name="ce5">
            <text:p>2021/8/13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8171" table:style-name="ce6">
            <text:p>8,171<text:s/></text:p>
          </table:table-cell>
          <table:table-cell office:value-type="float" office:value="25006" table:style-name="ce6">
            <text:p>25,006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1647" table:style-name="ce6">
            <text:p>1,647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6706" table:style-name="ce6">
            <text:p>16,706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20255" table:style-name="ce6">
            <text:p>20,255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4631" table:style-name="ce6">
            <text:p>14,631<text:s/></text:p>
          </table:table-cell>
          <table:table-cell office:value-type="float" office:value="71637" table:style-name="ce6">
            <text:p>71,637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29593" table:style-name="ce6">
            <text:p>29,593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7128" table:style-name="ce6">
            <text:p>17,128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36443" table:style-name="ce6">
            <text:p>36,443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24097" table:style-name="ce6">
            <text:p>24,097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4449" table:style-name="ce6">
            <text:p>14,449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6649" table:style-name="ce6">
            <text:p>6,649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6580" table:style-name="ce6">
            <text:p>16,580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7368" table:style-name="ce6">
            <text:p>7,368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2926" table:style-name="ce6">
            <text:p>2,926<text:s/></text:p>
          </table:table-cell>
          <table:table-cell table:number-columns-repeated="16264"/>
        </table:table-row>
        <table:table-row table:style-name="ro2">
          <table:table-cell office:value-type="date" office:date-value="2021-08-14T00:00:00" table:style-name="ce5">
            <text:p>2021/8/14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21814" table:style-name="ce6">
            <text:p>21,814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6319" table:style-name="ce6">
            <text:p>6,319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50638" table:style-name="ce6">
            <text:p>50,638<text:s/></text:p>
          </table:table-cell>
          <table:table-cell office:value-type="float" office:value="22824" table:style-name="ce6">
            <text:p>22,824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7148" table:style-name="ce6">
            <text:p>7,14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14296" table:style-name="ce6">
            <text:p>14,296<text:s/></text:p>
          </table:table-cell>
          <table:table-cell office:value-type="float" office:value="3090" table:style-name="ce6">
            <text:p>3,090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16082" table:style-name="ce6">
            <text:p>16,082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12548" table:style-name="ce6">
            <text:p>12,548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7753" table:style-name="ce6">
            <text:p>7,753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1531" table:style-name="ce6">
            <text:p>1,531<text:s/></text:p>
          </table:table-cell>
          <table:table-cell table:number-columns-repeated="16264"/>
        </table:table-row>
        <table:table-row table:style-name="ro2">
          <table:table-cell office:value-type="date" office:date-value="2021-08-15T00:00:00" table:style-name="ce5">
            <text:p>2021/8/15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686" table:style-name="ce6">
            <text:p>686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8080" table:style-name="ce6">
            <text:p>8,080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1380" table:style-name="ce6">
            <text:p>11,380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42072" table:style-name="ce6">
            <text:p>42,072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8058" table:style-name="ce6">
            <text:p>8,058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2462" table:style-name="ce6">
            <text:p>12,462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20896" table:style-name="ce6">
            <text:p>20,896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19633" table:style-name="ce6">
            <text:p>19,633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549" table:style-name="ce6">
            <text:p>549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923" table:style-name="ce6">
            <text:p>923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433" table:style-name="ce6">
            <text:p>1,433<text:s/></text:p>
          </table:table-cell>
          <table:table-cell table:number-columns-repeated="16264"/>
        </table:table-row>
        <table:table-row table:style-name="ro2">
          <table:table-cell office:value-type="date" office:date-value="2021-08-16T00:00:00" table:style-name="ce5">
            <text:p>2021/8/16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5009" table:style-name="ce6">
            <text:p>25,009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10803" table:style-name="ce6">
            <text:p>10,803<text:s/></text:p>
          </table:table-cell>
          <table:table-cell office:value-type="float" office:value="10258" table:style-name="ce6">
            <text:p>10,258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20797" table:style-name="ce6">
            <text:p>20,797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59677" table:style-name="ce6">
            <text:p>59,677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1659" table:style-name="ce6">
            <text:p>11,659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17722" table:style-name="ce6">
            <text:p>17,722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23057" table:style-name="ce6">
            <text:p>23,057<text:s/></text:p>
          </table:table-cell>
          <table:table-cell office:value-type="float" office:value="16474" table:style-name="ce6">
            <text:p>16,474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28490" table:style-name="ce6">
            <text:p>28,490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8133" table:style-name="ce6">
            <text:p>18,133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33914" table:style-name="ce6">
            <text:p>33,914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929" table:style-name="ce6">
            <text:p>2,929<text:s/></text:p>
          </table:table-cell>
          <table:table-cell table:number-columns-repeated="16264"/>
        </table:table-row>
        <table:table-row table:style-name="ro2">
          <table:table-cell office:value-type="date" office:date-value="2021-08-17T00:00:00" table:style-name="ce5">
            <text:p>2021/8/17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25864" table:style-name="ce6">
            <text:p>25,864<text:s/></text:p>
          </table:table-cell>
          <table:table-cell office:value-type="float" office:value="24172" table:style-name="ce6">
            <text:p>24,172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17490" table:style-name="ce6">
            <text:p>17,490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12675" table:style-name="ce6">
            <text:p>12,675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18742" table:style-name="ce6">
            <text:p>18,742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21065" table:style-name="ce6">
            <text:p>21,065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15777" table:style-name="ce6">
            <text:p>15,777<text:s/></text:p>
          </table:table-cell>
          <table:table-cell office:value-type="float" office:value="60001" table:style-name="ce6">
            <text:p>60,001<text:s/></text:p>
          </table:table-cell>
          <table:table-cell office:value-type="float" office:value="23495" table:style-name="ce6">
            <text:p>23,495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22694" table:style-name="ce6">
            <text:p>22,694<text:s/></text:p>
          </table:table-cell>
          <table:table-cell office:value-type="float" office:value="23804" table:style-name="ce6">
            <text:p>23,804<text:s/></text:p>
          </table:table-cell>
          <table:table-cell office:value-type="float" office:value="16747" table:style-name="ce6">
            <text:p>16,747<text:s/></text:p>
          </table:table-cell>
          <table:table-cell office:value-type="float" office:value="12480" table:style-name="ce6">
            <text:p>12,480<text:s/></text:p>
          </table:table-cell>
          <table:table-cell office:value-type="float" office:value="29079" table:style-name="ce6">
            <text:p>29,079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7455" table:style-name="ce6">
            <text:p>17,455<text:s/></text:p>
          </table:table-cell>
          <table:table-cell office:value-type="float" office:value="18467" table:style-name="ce6">
            <text:p>18,467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34362" table:style-name="ce6">
            <text:p>34,362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7549" table:style-name="ce6">
            <text:p>7,549<text:s/></text:p>
          </table:table-cell>
          <table:table-cell office:value-type="float" office:value="14337" table:style-name="ce6">
            <text:p>14,337<text:s/></text:p>
          </table:table-cell>
          <table:table-cell office:value-type="float" office:value="12399" table:style-name="ce6">
            <text:p>12,399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24675" table:style-name="ce6">
            <text:p>24,675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6690" table:style-name="ce6">
            <text:p>6,690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7700" table:style-name="ce6">
            <text:p>7,700<text:s/></text:p>
          </table:table-cell>
          <table:table-cell office:value-type="float" office:value="7719" table:style-name="ce6">
            <text:p>7,719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2940" table:style-name="ce6">
            <text:p>2,940<text:s/></text:p>
          </table:table-cell>
          <table:table-cell table:number-columns-repeated="16264"/>
        </table:table-row>
        <table:table-row table:style-name="ro2">
          <table:table-cell office:value-type="date" office:date-value="2021-08-18T00:00:00" table:style-name="ce5">
            <text:p>2021/8/18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25901" table:style-name="ce6">
            <text:p>25,901<text:s/></text:p>
          </table:table-cell>
          <table:table-cell office:value-type="float" office:value="24169" table:style-name="ce6">
            <text:p>24,169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096" table:style-name="ce6">
            <text:p>2,096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17368" table:style-name="ce6">
            <text:p>17,368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21104" table:style-name="ce6">
            <text:p>21,104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12509" table:style-name="ce6">
            <text:p>12,509<text:s/></text:p>
          </table:table-cell>
          <table:table-cell office:value-type="float" office:value="15438" table:style-name="ce6">
            <text:p>15,438<text:s/></text:p>
          </table:table-cell>
          <table:table-cell office:value-type="float" office:value="60490" table:style-name="ce6">
            <text:p>60,490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4623" table:style-name="ce6">
            <text:p>14,623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8066" table:style-name="ce6">
            <text:p>18,066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17134" table:style-name="ce6">
            <text:p>17,134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14865" table:style-name="ce6">
            <text:p>14,865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22867" table:style-name="ce6">
            <text:p>22,867<text:s/></text:p>
          </table:table-cell>
          <table:table-cell office:value-type="float" office:value="23805" table:style-name="ce6">
            <text:p>23,805<text:s/></text:p>
          </table:table-cell>
          <table:table-cell office:value-type="float" office:value="16849" table:style-name="ce6">
            <text:p>16,849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29421" table:style-name="ce6">
            <text:p>29,421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18802" table:style-name="ce6">
            <text:p>18,802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34531" table:style-name="ce6">
            <text:p>34,531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7450" table:style-name="ce6">
            <text:p>7,450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5180" table:style-name="ce6">
            <text:p>15,180<text:s/></text:p>
          </table:table-cell>
          <table:table-cell office:value-type="float" office:value="14848" table:style-name="ce6">
            <text:p>14,848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3708" table:style-name="ce6">
            <text:p>3,708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027" table:style-name="ce6">
            <text:p>3,027<text:s/></text:p>
          </table:table-cell>
          <table:table-cell table:number-columns-repeated="16264"/>
        </table:table-row>
        <table:table-row table:style-name="ro2">
          <table:table-cell office:value-type="date" office:date-value="2021-08-19T00:00:00" table:style-name="ce5">
            <text:p>2021/8/19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6234" table:style-name="ce6">
            <text:p>6,234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7180" table:style-name="ce6">
            <text:p>17,180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13485" table:style-name="ce6">
            <text:p>13,485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15489" table:style-name="ce6">
            <text:p>15,489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4899" table:style-name="ce6">
            <text:p>14,899<text:s/></text:p>
          </table:table-cell>
          <table:table-cell office:value-type="float" office:value="61810" table:style-name="ce6">
            <text:p>61,810<text:s/></text:p>
          </table:table-cell>
          <table:table-cell office:value-type="float" office:value="23525" table:style-name="ce6">
            <text:p>23,525<text:s/></text:p>
          </table:table-cell>
          <table:table-cell office:value-type="float" office:value="12676" table:style-name="ce6">
            <text:p>12,676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7098" table:style-name="ce6">
            <text:p>17,098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2395" table:style-name="ce6">
            <text:p>2,395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7804" table:style-name="ce6">
            <text:p>7,804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6558" table:style-name="ce6">
            <text:p>16,558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28549" table:style-name="ce6">
            <text:p>28,549<text:s/></text:p>
          </table:table-cell>
          <table:table-cell office:value-type="float" office:value="11288" table:style-name="ce6">
            <text:p>11,288<text:s/></text:p>
          </table:table-cell>
          <table:table-cell office:value-type="float" office:value="17062" table:style-name="ce6">
            <text:p>17,062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34644" table:style-name="ce6">
            <text:p>34,644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2978" table:style-name="ce6">
            <text:p>2,978<text:s/></text:p>
          </table:table-cell>
          <table:table-cell table:number-columns-repeated="16264"/>
        </table:table-row>
        <table:table-row table:style-name="ro2">
          <table:table-cell office:value-type="date" office:date-value="2021-08-20T00:00:00" table:style-name="ce5">
            <text:p>2021/8/20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26413" table:style-name="ce6">
            <text:p>26,413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6973" table:style-name="ce6">
            <text:p>6,97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3126" table:style-name="ce6">
            <text:p>13,126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8343" table:style-name="ce6">
            <text:p>18,343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21526" table:style-name="ce6">
            <text:p>21,526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16318" table:style-name="ce6">
            <text:p>16,318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74532" table:style-name="ce6">
            <text:p>74,532<text:s/></text:p>
          </table:table-cell>
          <table:table-cell office:value-type="float" office:value="26837" table:style-name="ce6">
            <text:p>26,837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4335" table:style-name="ce6">
            <text:p>14,335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2059" table:style-name="ce6">
            <text:p>2,059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17550" table:style-name="ce6">
            <text:p>17,550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5776" table:style-name="ce6">
            <text:p>15,776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7075" table:style-name="ce6">
            <text:p>17,075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31423" table:style-name="ce6">
            <text:p>31,423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20533" table:style-name="ce6">
            <text:p>20,533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38490" table:style-name="ce6">
            <text:p>38,490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100" table:style-name="ce6">
            <text:p>3,100<text:s/></text:p>
          </table:table-cell>
          <table:table-cell table:number-columns-repeated="16264"/>
        </table:table-row>
        <table:table-row table:style-name="ro2">
          <table:table-cell office:value-type="date" office:date-value="2021-08-21T00:00:00" table:style-name="ce5">
            <text:p>2021/8/21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20413" table:style-name="ce6">
            <text:p>20,413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6528" table:style-name="ce6">
            <text:p>6,528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13839" table:style-name="ce6">
            <text:p>13,839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50418" table:style-name="ce6">
            <text:p>50,418<text:s/></text:p>
          </table:table-cell>
          <table:table-cell office:value-type="float" office:value="21395" table:style-name="ce6">
            <text:p>21,395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9964" table:style-name="ce6">
            <text:p>9,96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7437" table:style-name="ce6">
            <text:p>7,437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604" table:style-name="ce6">
            <text:p>4,604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10653" table:style-name="ce6">
            <text:p>10,653<text:s/></text:p>
          </table:table-cell>
          <table:table-cell office:value-type="float" office:value="15934" table:style-name="ce6">
            <text:p>15,934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12448" table:style-name="ce6">
            <text:p>12,448<text:s/></text:p>
          </table:table-cell>
          <table:table-cell office:value-type="float" office:value="13856" table:style-name="ce6">
            <text:p>13,856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2532" table:style-name="ce6">
            <text:p>2,532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647" table:style-name="ce6">
            <text:p>1,647<text:s/></text:p>
          </table:table-cell>
          <table:table-cell table:number-columns-repeated="16264"/>
        </table:table-row>
        <table:table-row table:style-name="ro2">
          <table:table-cell office:value-type="date" office:date-value="2021-08-22T00:00:00" table:style-name="ce5">
            <text:p>2021/8/22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15394" table:style-name="ce6">
            <text:p>15,394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3526" table:style-name="ce6">
            <text:p>3,526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5488" table:style-name="ce6">
            <text:p>5,488<text:s/></text:p>
          </table:table-cell>
          <table:table-cell office:value-type="float" office:value="8822" table:style-name="ce6">
            <text:p>8,822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43356" table:style-name="ce6">
            <text:p>43,356<text:s/></text:p>
          </table:table-cell>
          <table:table-cell office:value-type="float" office:value="17171" table:style-name="ce6">
            <text:p>17,171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8708" table:style-name="ce6">
            <text:p>8,708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5821" table:style-name="ce6">
            <text:p>5,821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372" table:style-name="ce6">
            <text:p>372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612" table:style-name="ce6">
            <text:p>612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1442" table:style-name="ce6">
            <text:p>1,442<text:s/></text:p>
          </table:table-cell>
          <table:table-cell table:number-columns-repeated="16264"/>
        </table:table-row>
        <table:table-row table:style-name="ro2">
          <table:table-cell office:value-type="date" office:date-value="2021-08-23T00:00:00" table:style-name="ce5">
            <text:p>2021/8/23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25545" table:style-name="ce6">
            <text:p>25,545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0408" table:style-name="ce6">
            <text:p>10,40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18547" table:style-name="ce6">
            <text:p>18,547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62396" table:style-name="ce6">
            <text:p>62,396<text:s/></text:p>
          </table:table-cell>
          <table:table-cell office:value-type="float" office:value="22933" table:style-name="ce6">
            <text:p>22,933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3602" table:style-name="ce6">
            <text:p>13,602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18297" table:style-name="ce6">
            <text:p>18,297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17760" table:style-name="ce6">
            <text:p>17,760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15607" table:style-name="ce6">
            <text:p>15,607<text:s/></text:p>
          </table:table-cell>
          <table:table-cell office:value-type="float" office:value="23211" table:style-name="ce6">
            <text:p>23,211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16897" table:style-name="ce6">
            <text:p>16,897<text:s/></text:p>
          </table:table-cell>
          <table:table-cell office:value-type="float" office:value="12861" table:style-name="ce6">
            <text:p>12,861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18500" table:style-name="ce6">
            <text:p>18,500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35027" table:style-name="ce6">
            <text:p>35,027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7409" table:style-name="ce6">
            <text:p>17,409<text:s/></text:p>
          </table:table-cell>
          <table:table-cell office:value-type="float" office:value="12294" table:style-name="ce6">
            <text:p>12,294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7821" table:style-name="ce6">
            <text:p>7,821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2934" table:style-name="ce6">
            <text:p>2,934<text:s/></text:p>
          </table:table-cell>
          <table:table-cell table:number-columns-repeated="16264"/>
        </table:table-row>
        <table:table-row table:style-name="ro2">
          <table:table-cell office:value-type="date" office:date-value="2021-08-24T00:00:00" table:style-name="ce5">
            <text:p>2021/8/24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26493" table:style-name="ce6">
            <text:p>26,493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6911" table:style-name="ce6">
            <text:p>6,911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4472" table:style-name="ce6">
            <text:p>14,472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2997" table:style-name="ce6">
            <text:p>12,997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5483" table:style-name="ce6">
            <text:p>5,483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16998" table:style-name="ce6">
            <text:p>16,998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63306" table:style-name="ce6">
            <text:p>63,306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18575" table:style-name="ce6">
            <text:p>18,575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5863" table:style-name="ce6">
            <text:p>15,863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4082" table:style-name="ce6">
            <text:p>24,082<text:s/></text:p>
          </table:table-cell>
          <table:table-cell office:value-type="float" office:value="17104" table:style-name="ce6">
            <text:p>17,104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30028" table:style-name="ce6">
            <text:p>30,028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36465" table:style-name="ce6">
            <text:p>36,465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7809" table:style-name="ce6">
            <text:p>7,809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25539" table:style-name="ce6">
            <text:p>25,539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5257" table:style-name="ce6">
            <text:p>15,257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3780" table:style-name="ce6">
            <text:p>3,780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10436" table:style-name="ce6">
            <text:p>10,436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6456" table:style-name="ce6">
            <text:p>6,456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764" table:style-name="ce6">
            <text:p>764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3010" table:style-name="ce6">
            <text:p>3,010<text:s/></text:p>
          </table:table-cell>
          <table:table-cell table:number-columns-repeated="16264"/>
        </table:table-row>
        <table:table-row table:style-name="ro2">
          <table:table-cell office:value-type="date" office:date-value="2021-08-25T00:00:00" table:style-name="ce5">
            <text:p>2021/8/25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26864" table:style-name="ce6">
            <text:p>26,864<text:s/></text:p>
          </table:table-cell>
          <table:table-cell office:value-type="float" office:value="25273" table:style-name="ce6">
            <text:p>25,273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10856" table:style-name="ce6">
            <text:p>10,856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5001" table:style-name="ce6">
            <text:p>15,001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9498" table:style-name="ce6">
            <text:p>19,498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22275" table:style-name="ce6">
            <text:p>22,275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5944" table:style-name="ce6">
            <text:p>15,944<text:s/></text:p>
          </table:table-cell>
          <table:table-cell office:value-type="float" office:value="65962" table:style-name="ce6">
            <text:p>65,962<text:s/></text:p>
          </table:table-cell>
          <table:table-cell office:value-type="float" office:value="25638" table:style-name="ce6">
            <text:p>25,638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6574" table:style-name="ce6">
            <text:p>16,574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9116" table:style-name="ce6">
            <text:p>19,116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18222" table:style-name="ce6">
            <text:p>18,222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24695" table:style-name="ce6">
            <text:p>24,695<text:s/></text:p>
          </table:table-cell>
          <table:table-cell office:value-type="float" office:value="17580" table:style-name="ce6">
            <text:p>17,580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31592" table:style-name="ce6">
            <text:p>31,592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8424" table:style-name="ce6">
            <text:p>18,424<text:s/></text:p>
          </table:table-cell>
          <table:table-cell office:value-type="float" office:value="19873" table:style-name="ce6">
            <text:p>19,873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37377" table:style-name="ce6">
            <text:p>37,377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0059" table:style-name="ce6">
            <text:p>10,059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5624" table:style-name="ce6">
            <text:p>15,624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26005" table:style-name="ce6">
            <text:p>26,005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15847" table:style-name="ce6">
            <text:p>15,847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7796" table:style-name="ce6">
            <text:p>7,796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064" table:style-name="ce6">
            <text:p>3,064<text:s/></text:p>
          </table:table-cell>
          <table:table-cell table:number-columns-repeated="16264"/>
        </table:table-row>
        <table:table-row table:style-name="ro2">
          <table:table-cell office:value-type="date" office:date-value="2021-08-26T00:00:00" table:style-name="ce5">
            <text:p>2021/8/26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27025" table:style-name="ce6">
            <text:p>27,025<text:s/></text:p>
          </table:table-cell>
          <table:table-cell office:value-type="float" office:value="25686" table:style-name="ce6">
            <text:p>25,686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7124" table:style-name="ce6">
            <text:p>7,124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8674" table:style-name="ce6">
            <text:p>8,674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15322" table:style-name="ce6">
            <text:p>15,322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23099" table:style-name="ce6">
            <text:p>23,099<text:s/></text:p>
          </table:table-cell>
          <table:table-cell office:value-type="float" office:value="17059" table:style-name="ce6">
            <text:p>17,059<text:s/></text:p>
          </table:table-cell>
          <table:table-cell office:value-type="float" office:value="17417" table:style-name="ce6">
            <text:p>17,417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68499" table:style-name="ce6">
            <text:p>68,499<text:s/></text:p>
          </table:table-cell>
          <table:table-cell office:value-type="float" office:value="26350" table:style-name="ce6">
            <text:p>26,350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16526" table:style-name="ce6">
            <text:p>16,526<text:s/></text:p>
          </table:table-cell>
          <table:table-cell office:value-type="float" office:value="13544" table:style-name="ce6">
            <text:p>13,544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7564" table:style-name="ce6">
            <text:p>7,564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5285" table:style-name="ce6">
            <text:p>15,285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24633" table:style-name="ce6">
            <text:p>24,633<text:s/></text:p>
          </table:table-cell>
          <table:table-cell office:value-type="float" office:value="24819" table:style-name="ce6">
            <text:p>24,819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13324" table:style-name="ce6">
            <text:p>13,324<text:s/></text:p>
          </table:table-cell>
          <table:table-cell office:value-type="float" office:value="31813" table:style-name="ce6">
            <text:p>31,813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38391" table:style-name="ce6">
            <text:p>38,391<text:s/></text:p>
          </table:table-cell>
          <table:table-cell office:value-type="float" office:value="12417" table:style-name="ce6">
            <text:p>12,417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13912" table:style-name="ce6">
            <text:p>13,912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5513" table:style-name="ce6">
            <text:p>5,513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6465" table:style-name="ce6">
            <text:p>6,465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8269" table:style-name="ce6">
            <text:p>18,269<text:s/></text:p>
          </table:table-cell>
          <table:table-cell office:value-type="float" office:value="13476" table:style-name="ce6">
            <text:p>13,476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796" table:style-name="ce6">
            <text:p>796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135" table:style-name="ce6">
            <text:p>3,135<text:s/></text:p>
          </table:table-cell>
          <table:table-cell table:number-columns-repeated="16264"/>
        </table:table-row>
        <table:table-row table:style-name="ro2">
          <table:table-cell office:value-type="date" office:date-value="2021-08-27T00:00:00" table:style-name="ce5">
            <text:p>2021/8/27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8997" table:style-name="ce6">
            <text:p>28,997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8301" table:style-name="ce6">
            <text:p>8,301<text:s/></text:p>
          </table:table-cell>
          <table:table-cell office:value-type="float" office:value="7251" table:style-name="ce6">
            <text:p>7,251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4884" table:style-name="ce6">
            <text:p>4,884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4120" table:style-name="ce6">
            <text:p>4,120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22741" table:style-name="ce6">
            <text:p>22,741<text:s/></text:p>
          </table:table-cell>
          <table:table-cell office:value-type="float" office:value="16907" table:style-name="ce6">
            <text:p>16,907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82639" table:style-name="ce6">
            <text:p>82,639<text:s/></text:p>
          </table:table-cell>
          <table:table-cell office:value-type="float" office:value="29380" table:style-name="ce6">
            <text:p>29,380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7298" table:style-name="ce6">
            <text:p>7,298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8777" table:style-name="ce6">
            <text:p>8,777<text:s/></text:p>
          </table:table-cell>
          <table:table-cell office:value-type="float" office:value="5661" table:style-name="ce6">
            <text:p>5,661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25363" table:style-name="ce6">
            <text:p>25,363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35159" table:style-name="ce6">
            <text:p>35,159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22042" table:style-name="ce6">
            <text:p>22,042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42383" table:style-name="ce6">
            <text:p>42,383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26167" table:style-name="ce6">
            <text:p>26,167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5980" table:style-name="ce6">
            <text:p>15,980<text:s/></text:p>
          </table:table-cell>
          <table:table-cell office:value-type="float" office:value="15869" table:style-name="ce6">
            <text:p>15,869<text:s/></text:p>
          </table:table-cell>
          <table:table-cell office:value-type="float" office:value="5528" table:style-name="ce6">
            <text:p>5,528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14256" table:style-name="ce6">
            <text:p>14,256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3167" table:style-name="ce6">
            <text:p>3,167<text:s/></text:p>
          </table:table-cell>
          <table:table-cell table:number-columns-repeated="16264"/>
        </table:table-row>
        <table:table-row table:style-name="ro2">
          <table:table-cell office:value-type="date" office:date-value="2021-08-28T00:00:00" table:style-name="ce5">
            <text:p>2021/8/28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23824" table:style-name="ce6">
            <text:p>23,824<text:s/></text:p>
          </table:table-cell>
          <table:table-cell office:value-type="float" office:value="8112" table:style-name="ce6">
            <text:p>8,112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4500" table:style-name="ce6">
            <text:p>4,500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4325" table:style-name="ce6">
            <text:p>4,325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8766" table:style-name="ce6">
            <text:p>8,766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11575" table:style-name="ce6">
            <text:p>11,575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12746" table:style-name="ce6">
            <text:p>12,746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10627" table:style-name="ce6">
            <text:p>10,627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59386" table:style-name="ce6">
            <text:p>59,386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2139" table:style-name="ce6">
            <text:p>12,139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9208" table:style-name="ce6">
            <text:p>19,208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7619" table:style-name="ce6">
            <text:p>17,619<text:s/></text:p>
          </table:table-cell>
          <table:table-cell office:value-type="float" office:value="15922" table:style-name="ce6">
            <text:p>15,922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9589" table:style-name="ce6">
            <text:p>29,589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5311" table:style-name="ce6">
            <text:p>5,311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460" table:style-name="ce6">
            <text:p>460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1717" table:style-name="ce6">
            <text:p>1,717<text:s/></text:p>
          </table:table-cell>
          <table:table-cell table:number-columns-repeated="16264"/>
        </table:table-row>
        <table:table-row table:style-name="ro2">
          <table:table-cell office:value-type="date" office:date-value="2021-08-29T00:00:00" table:style-name="ce5">
            <text:p>2021/8/29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6090" table:style-name="ce6">
            <text:p>6,090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51783" table:style-name="ce6">
            <text:p>51,783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8182" table:style-name="ce6">
            <text:p>18,182<text:s/></text:p>
          </table:table-cell>
          <table:table-cell office:value-type="float" office:value="3139" table:style-name="ce6">
            <text:p>3,139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25042" table:style-name="ce6">
            <text:p>25,042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0869" table:style-name="ce6">
            <text:p>10,869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23284" table:style-name="ce6">
            <text:p>23,284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7716" table:style-name="ce6">
            <text:p>7,716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8827" table:style-name="ce6">
            <text:p>8,827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1554" table:style-name="ce6">
            <text:p>1,554<text:s/></text:p>
          </table:table-cell>
          <table:table-cell table:number-columns-repeated="16264"/>
        </table:table-row>
        <table:table-row table:style-name="ro2">
          <table:table-cell office:value-type="date" office:date-value="2021-08-30T00:00:00" table:style-name="ce5">
            <text:p>2021/8/30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25262" table:style-name="ce6">
            <text:p>25,262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484" table:style-name="ce6">
            <text:p>1,484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10849" table:style-name="ce6">
            <text:p>10,849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15304" table:style-name="ce6">
            <text:p>15,304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7100" table:style-name="ce6">
            <text:p>17,100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13275" table:style-name="ce6">
            <text:p>13,275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67795" table:style-name="ce6">
            <text:p>67,795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13536" table:style-name="ce6">
            <text:p>13,536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14853" table:style-name="ce6">
            <text:p>14,853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9632" table:style-name="ce6">
            <text:p>19,632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1318" table:style-name="ce6">
            <text:p>11,318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19743" table:style-name="ce6">
            <text:p>19,743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5705" table:style-name="ce6">
            <text:p>15,705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24023" table:style-name="ce6">
            <text:p>24,023<text:s/></text:p>
          </table:table-cell>
          <table:table-cell office:value-type="float" office:value="24907" table:style-name="ce6">
            <text:p>24,907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32577" table:style-name="ce6">
            <text:p>32,577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2307" table:style-name="ce6">
            <text:p>12,307<text:s/></text:p>
          </table:table-cell>
          <table:table-cell office:value-type="float" office:value="37796" table:style-name="ce6">
            <text:p>37,796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0379" table:style-name="ce6">
            <text:p>10,379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16206" table:style-name="ce6">
            <text:p>16,206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6156" table:style-name="ce6">
            <text:p>26,156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8224" table:style-name="ce6">
            <text:p>18,224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8199" table:style-name="ce6">
            <text:p>8,199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3048" table:style-name="ce6">
            <text:p>3,048<text:s/></text:p>
          </table:table-cell>
          <table:table-cell table:number-columns-repeated="16264"/>
        </table:table-row>
        <table:table-row table:style-name="ro2">
          <table:table-cell office:value-type="date" office:date-value="2021-08-31T00:00:00" table:style-name="ce5">
            <text:p>2021/8/31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27742" table:style-name="ce6">
            <text:p>27,742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12571" table:style-name="ce6">
            <text:p>12,571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8939" table:style-name="ce6">
            <text:p>8,939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20294" table:style-name="ce6">
            <text:p>20,294<text:s/></text:p>
          </table:table-cell>
          <table:table-cell office:value-type="float" office:value="14736" table:style-name="ce6">
            <text:p>14,736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17440" table:style-name="ce6">
            <text:p>17,440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6982" table:style-name="ce6">
            <text:p>16,982<text:s/></text:p>
          </table:table-cell>
          <table:table-cell office:value-type="float" office:value="68335" table:style-name="ce6">
            <text:p>68,335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14393" table:style-name="ce6">
            <text:p>14,393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19462" table:style-name="ce6">
            <text:p>19,462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15857" table:style-name="ce6">
            <text:p>15,857<text:s/></text:p>
          </table:table-cell>
          <table:table-cell office:value-type="float" office:value="16931" table:style-name="ce6">
            <text:p>16,931<text:s/></text:p>
          </table:table-cell>
          <table:table-cell office:value-type="float" office:value="24435" table:style-name="ce6">
            <text:p>24,435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8120" table:style-name="ce6">
            <text:p>18,120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32621" table:style-name="ce6">
            <text:p>32,621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20758" table:style-name="ce6">
            <text:p>20,758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38824" table:style-name="ce6">
            <text:p>38,824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6476" table:style-name="ce6">
            <text:p>16,476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26287" table:style-name="ce6">
            <text:p>26,287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6131" table:style-name="ce6">
            <text:p>6,131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1144" table:style-name="ce6">
            <text:p>11,144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3084" table:style-name="ce6">
            <text:p>3,08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8-01T00:00:00" table:style-name="ce5">
            <text:p>2021/8/1</text:p>
          </table:table-cell>
          <table:table-cell office:value-type="float" office:value="817" table:style-name="ce6">
            <text:p>817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828" table:style-name="ce6">
            <text:p>828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553" table:style-name="ce6">
            <text:p>553<text:s/></text:p>
          </table:table-cell>
          <table:table-cell office:value-type="float" office:value="4718" table:style-name="ce6">
            <text:p>4,718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4216" table:style-name="ce6">
            <text:p>4,216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2417" table:style-name="ce6">
            <text:p>32,417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4637" table:style-name="ce6">
            <text:p>4,637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240" table:style-name="ce6">
            <text:p>240<text:s/></text:p>
          </table:table-cell>
          <table:table-cell office:value-type="float" office:value="654" table:style-name="ce6">
            <text:p>654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363" table:style-name="ce6">
            <text:p>363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545" table:style-name="ce6">
            <text:p>545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011" table:style-name="ce6">
            <text:p>1,011<text:s/></text:p>
          </table:table-cell>
          <table:table-cell table:number-columns-repeated="16264"/>
        </table:table-row>
        <table:table-row table:style-name="ro2">
          <table:table-cell office:value-type="date" office:date-value="2021-08-02T00:00:00" table:style-name="ce5">
            <text:p>2021/8/2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21106" table:style-name="ce6">
            <text:p>21,106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6581" table:style-name="ce6">
            <text:p>6,581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9242" table:style-name="ce6">
            <text:p>9,242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11223" table:style-name="ce6">
            <text:p>11,22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12771" table:style-name="ce6">
            <text:p>12,771<text:s/></text:p>
          </table:table-cell>
          <table:table-cell office:value-type="float" office:value="14026" table:style-name="ce6">
            <text:p>14,026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51100" table:style-name="ce6">
            <text:p>51,100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3954" table:style-name="ce6">
            <text:p>3,954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4967" table:style-name="ce6">
            <text:p>4,967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5246" table:style-name="ce6">
            <text:p>5,246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9783" table:style-name="ce6">
            <text:p>19,783<text:s/></text:p>
          </table:table-cell>
          <table:table-cell office:value-type="float" office:value="13484" table:style-name="ce6">
            <text:p>13,484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22858" table:style-name="ce6">
            <text:p>22,858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26890" table:style-name="ce6">
            <text:p>26,890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11661" table:style-name="ce6">
            <text:p>11,661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20849" table:style-name="ce6">
            <text:p>20,849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16553" table:style-name="ce6">
            <text:p>16,553<text:s/></text:p>
          </table:table-cell>
          <table:table-cell office:value-type="float" office:value="9647" table:style-name="ce6">
            <text:p>9,647<text:s/></text:p>
          </table:table-cell>
          <table:table-cell office:value-type="float" office:value="7655" table:style-name="ce6">
            <text:p>7,655<text:s/></text:p>
          </table:table-cell>
          <table:table-cell office:value-type="float" office:value="6511" table:style-name="ce6">
            <text:p>6,511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665" table:style-name="ce6">
            <text:p>2,665<text:s/></text:p>
          </table:table-cell>
          <table:table-cell table:number-columns-repeated="16264"/>
        </table:table-row>
        <table:table-row table:style-name="ro2">
          <table:table-cell office:value-type="date" office:date-value="2021-08-03T00:00:00" table:style-name="ce5">
            <text:p>2021/8/3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22248" table:style-name="ce6">
            <text:p>22,248<text:s/></text:p>
          </table:table-cell>
          <table:table-cell office:value-type="float" office:value="20528" table:style-name="ce6">
            <text:p>20,528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5405" table:style-name="ce6">
            <text:p>15,405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12016" table:style-name="ce6">
            <text:p>12,016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18236" table:style-name="ce6">
            <text:p>18,236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50108" table:style-name="ce6">
            <text:p>50,108<text:s/></text:p>
          </table:table-cell>
          <table:table-cell office:value-type="float" office:value="19102" table:style-name="ce6">
            <text:p>19,102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12298" table:style-name="ce6">
            <text:p>12,298<text:s/></text:p>
          </table:table-cell>
          <table:table-cell office:value-type="float" office:value="10360" table:style-name="ce6">
            <text:p>10,360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15469" table:style-name="ce6">
            <text:p>15,469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14188" table:style-name="ce6">
            <text:p>14,188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28549" table:style-name="ce6">
            <text:p>28,549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21801" table:style-name="ce6">
            <text:p>21,801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2645" table:style-name="ce6">
            <text:p>2,645<text:s/></text:p>
          </table:table-cell>
          <table:table-cell table:number-columns-repeated="16264"/>
        </table:table-row>
        <table:table-row table:style-name="ro2">
          <table:table-cell office:value-type="date" office:date-value="2021-08-04T00:00:00" table:style-name="ce5">
            <text:p>2021/8/4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21403" table:style-name="ce6">
            <text:p>21,403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16144" table:style-name="ce6">
            <text:p>16,14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12835" table:style-name="ce6">
            <text:p>12,835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18537" table:style-name="ce6">
            <text:p>18,537<text:s/></text:p>
          </table:table-cell>
          <table:table-cell office:value-type="float" office:value="13851" table:style-name="ce6">
            <text:p>13,851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1705" table:style-name="ce6">
            <text:p>11,705<text:s/></text:p>
          </table:table-cell>
          <table:table-cell office:value-type="float" office:value="14204" table:style-name="ce6">
            <text:p>14,204<text:s/></text:p>
          </table:table-cell>
          <table:table-cell office:value-type="float" office:value="51852" table:style-name="ce6">
            <text:p>51,852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14607" table:style-name="ce6">
            <text:p>14,607<text:s/></text:p>
          </table:table-cell>
          <table:table-cell office:value-type="float" office:value="15734" table:style-name="ce6">
            <text:p>15,734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14560" table:style-name="ce6">
            <text:p>14,560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25325" table:style-name="ce6">
            <text:p>25,325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6184" table:style-name="ce6">
            <text:p>16,184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29042" table:style-name="ce6">
            <text:p>29,042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8678" table:style-name="ce6">
            <text:p>8,678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7305" table:style-name="ce6">
            <text:p>7,305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21894" table:style-name="ce6">
            <text:p>21,894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3020" table:style-name="ce6">
            <text:p>13,020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8037" table:style-name="ce6">
            <text:p>8,037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644" table:style-name="ce6">
            <text:p>644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2784" table:style-name="ce6">
            <text:p>2,784<text:s/></text:p>
          </table:table-cell>
          <table:table-cell table:number-columns-repeated="16264"/>
        </table:table-row>
        <table:table-row table:style-name="ro2">
          <table:table-cell office:value-type="date" office:date-value="2021-08-05T00:00:00" table:style-name="ce5">
            <text:p>2021/8/5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22341" table:style-name="ce6">
            <text:p>22,341<text:s/></text:p>
          </table:table-cell>
          <table:table-cell office:value-type="float" office:value="21523" table:style-name="ce6">
            <text:p>21,523<text:s/></text:p>
          </table:table-cell>
          <table:table-cell office:value-type="float" office:value="11233" table:style-name="ce6">
            <text:p>11,233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15994" table:style-name="ce6">
            <text:p>15,994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8084" table:style-name="ce6">
            <text:p>8,084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14725" table:style-name="ce6">
            <text:p>14,725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52336" table:style-name="ce6">
            <text:p>52,336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1842" table:style-name="ce6">
            <text:p>11,842<text:s/></text:p>
          </table:table-cell>
          <table:table-cell office:value-type="float" office:value="12677" table:style-name="ce6">
            <text:p>12,677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2198" table:style-name="ce6">
            <text:p>12,198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15579" table:style-name="ce6">
            <text:p>15,579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21173" table:style-name="ce6">
            <text:p>21,173<text:s/></text:p>
          </table:table-cell>
          <table:table-cell office:value-type="float" office:value="14422" table:style-name="ce6">
            <text:p>14,422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25684" table:style-name="ce6">
            <text:p>25,684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29106" table:style-name="ce6">
            <text:p>29,106<text:s/></text:p>
          </table:table-cell>
          <table:table-cell office:value-type="float" office:value="10564" table:style-name="ce6">
            <text:p>10,564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21700" table:style-name="ce6">
            <text:p>21,700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13011" table:style-name="ce6">
            <text:p>13,011<text:s/></text:p>
          </table:table-cell>
          <table:table-cell office:value-type="float" office:value="13095" table:style-name="ce6">
            <text:p>13,095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0777" table:style-name="ce6">
            <text:p>10,777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695" table:style-name="ce6">
            <text:p>2,695<text:s/></text:p>
          </table:table-cell>
          <table:table-cell table:number-columns-repeated="16264"/>
        </table:table-row>
        <table:table-row table:style-name="ro2">
          <table:table-cell office:value-type="date" office:date-value="2021-08-06T00:00:00" table:style-name="ce5">
            <text:p>2021/8/6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1949" table:style-name="ce6">
            <text:p>11,949<text:s/></text:p>
          </table:table-cell>
          <table:table-cell office:value-type="float" office:value="9065" table:style-name="ce6">
            <text:p>9,065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18777" table:style-name="ce6">
            <text:p>18,777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4751" table:style-name="ce6">
            <text:p>14,751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56449" table:style-name="ce6">
            <text:p>56,449<text:s/></text:p>
          </table:table-cell>
          <table:table-cell office:value-type="float" office:value="22324" table:style-name="ce6">
            <text:p>22,324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5195" table:style-name="ce6">
            <text:p>5,195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27008" table:style-name="ce6">
            <text:p>27,008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6065" table:style-name="ce6">
            <text:p>16,065<text:s/></text:p>
          </table:table-cell>
          <table:table-cell office:value-type="float" office:value="17152" table:style-name="ce6">
            <text:p>17,152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31022" table:style-name="ce6">
            <text:p>31,022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9664" table:style-name="ce6">
            <text:p>9,664<text:s/></text:p>
          </table:table-cell>
          <table:table-cell office:value-type="float" office:value="15551" table:style-name="ce6">
            <text:p>15,551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06" table:style-name="ce6">
            <text:p>606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1572" table:style-name="ce6">
            <text:p>1,572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722" table:style-name="ce6">
            <text:p>2,722<text:s/></text:p>
          </table:table-cell>
          <table:table-cell table:number-columns-repeated="16264"/>
        </table:table-row>
        <table:table-row table:style-name="ro2">
          <table:table-cell office:value-type="date" office:date-value="2021-08-07T00:00:00" table:style-name="ce5">
            <text:p>2021/8/7</text:p>
          </table:table-cell>
          <table:table-cell office:value-type="float" office:value="738" table:style-name="ce6">
            <text:p>738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640" table:style-name="ce6">
            <text:p>640<text:s/></text:p>
          </table:table-cell>
          <table:table-cell office:value-type="float" office:value="1755" table:style-name="ce6">
            <text:p>1,755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976" table:style-name="ce6">
            <text:p>1,976<text:s/></text:p>
          </table:table-cell>
          <table:table-cell office:value-type="float" office:value="689" table:style-name="ce6">
            <text:p>689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1059" table:style-name="ce6">
            <text:p>31,059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1079" table:style-name="ce6">
            <text:p>1,079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999" table:style-name="ce6">
            <text:p>999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297" table:style-name="ce6">
            <text:p>297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808" table:style-name="ce6">
            <text:p>1,808<text:s/></text:p>
          </table:table-cell>
          <table:table-cell office:value-type="float" office:value="482" table:style-name="ce6">
            <text:p>482<text:s/></text:p>
          </table:table-cell>
          <table:table-cell office:value-type="float" office:value="533" table:style-name="ce6">
            <text:p>533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711" table:style-name="ce6">
            <text:p>711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154" table:style-name="ce6">
            <text:p>1,154<text:s/></text:p>
          </table:table-cell>
          <table:table-cell table:number-columns-repeated="16264"/>
        </table:table-row>
        <table:table-row table:style-name="ro2">
          <table:table-cell office:value-type="date" office:date-value="2021-08-08T00:00:00" table:style-name="ce5">
            <text:p>2021/8/8</text:p>
          </table:table-cell>
          <table:table-cell office:value-type="float" office:value="946" table:style-name="ce6">
            <text:p>946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568" table:style-name="ce6">
            <text:p>568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569" table:style-name="ce6">
            <text:p>1,569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5349" table:style-name="ce6">
            <text:p>5,349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6994" table:style-name="ce6">
            <text:p>6,994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41333" table:style-name="ce6">
            <text:p>41,333<text:s/></text:p>
          </table:table-cell>
          <table:table-cell office:value-type="float" office:value="12972" table:style-name="ce6">
            <text:p>12,972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6676" table:style-name="ce6">
            <text:p>6,676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17430" table:style-name="ce6">
            <text:p>17,430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979" table:style-name="ce6">
            <text:p>979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621" table:style-name="ce6">
            <text:p>621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086" table:style-name="ce6">
            <text:p>1,086<text:s/></text:p>
          </table:table-cell>
          <table:table-cell table:number-columns-repeated="16264"/>
        </table:table-row>
        <table:table-row table:style-name="ro2">
          <table:table-cell office:value-type="date" office:date-value="2021-08-09T00:00:00" table:style-name="ce5">
            <text:p>2021/8/9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21208" table:style-name="ce6">
            <text:p>21,208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17127" table:style-name="ce6">
            <text:p>17,127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6725" table:style-name="ce6">
            <text:p>16,725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18527" table:style-name="ce6">
            <text:p>18,527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59648" table:style-name="ce6">
            <text:p>59,648<text:s/></text:p>
          </table:table-cell>
          <table:table-cell office:value-type="float" office:value="19980" table:style-name="ce6">
            <text:p>19,980<text:s/></text:p>
          </table:table-cell>
          <table:table-cell office:value-type="float" office:value="11224" table:style-name="ce6">
            <text:p>11,224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6236" table:style-name="ce6">
            <text:p>16,236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4881" table:style-name="ce6">
            <text:p>4,881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5856" table:style-name="ce6">
            <text:p>15,856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21421" table:style-name="ce6">
            <text:p>21,421<text:s/></text:p>
          </table:table-cell>
          <table:table-cell office:value-type="float" office:value="14669" table:style-name="ce6">
            <text:p>14,669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26463" table:style-name="ce6">
            <text:p>26,463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16194" table:style-name="ce6">
            <text:p>16,194<text:s/></text:p>
          </table:table-cell>
          <table:table-cell office:value-type="float" office:value="16619" table:style-name="ce6">
            <text:p>16,619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30149" table:style-name="ce6">
            <text:p>30,149<text:s/></text:p>
          </table:table-cell>
          <table:table-cell office:value-type="float" office:value="10293" table:style-name="ce6">
            <text:p>10,293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22434" table:style-name="ce6">
            <text:p>22,434<text:s/></text:p>
          </table:table-cell>
          <table:table-cell office:value-type="float" office:value="11686" table:style-name="ce6">
            <text:p>11,686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5472" table:style-name="ce6">
            <text:p>5,472<text:s/></text:p>
          </table:table-cell>
          <table:table-cell office:value-type="float" office:value="7012" table:style-name="ce6">
            <text:p>7,012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2797" table:style-name="ce6">
            <text:p>2,797<text:s/></text:p>
          </table:table-cell>
          <table:table-cell table:number-columns-repeated="16264"/>
        </table:table-row>
        <table:table-row table:style-name="ro2">
          <table:table-cell office:value-type="date" office:date-value="2021-08-10T00:00:00" table:style-name="ce5">
            <text:p>2021/8/10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23659" table:style-name="ce6">
            <text:p>23,659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2004" table:style-name="ce6">
            <text:p>2,004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1883" table:style-name="ce6">
            <text:p>1,883<text:s/></text:p>
          </table:table-cell>
          <table:table-cell office:value-type="float" office:value="7344" table:style-name="ce6">
            <text:p>7,344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9484" table:style-name="ce6">
            <text:p>19,484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15640" table:style-name="ce6">
            <text:p>15,640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5166" table:style-name="ce6">
            <text:p>15,166<text:s/></text:p>
          </table:table-cell>
          <table:table-cell office:value-type="float" office:value="58193" table:style-name="ce6">
            <text:p>58,193<text:s/></text:p>
          </table:table-cell>
          <table:table-cell office:value-type="float" office:value="22033" table:style-name="ce6">
            <text:p>22,033<text:s/></text:p>
          </table:table-cell>
          <table:table-cell office:value-type="float" office:value="11826" table:style-name="ce6">
            <text:p>11,826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5207" table:style-name="ce6">
            <text:p>15,207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6613" table:style-name="ce6">
            <text:p>16,613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22571" table:style-name="ce6">
            <text:p>22,571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6981" table:style-name="ce6">
            <text:p>16,981<text:s/></text:p>
          </table:table-cell>
          <table:table-cell office:value-type="float" office:value="17505" table:style-name="ce6">
            <text:p>17,505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31657" table:style-name="ce6">
            <text:p>31,657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9451" table:style-name="ce6">
            <text:p>9,451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3803" table:style-name="ce6">
            <text:p>13,803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23155" table:style-name="ce6">
            <text:p>23,155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13835" table:style-name="ce6">
            <text:p>13,835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4739" table:style-name="ce6">
            <text:p>4,739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10231" table:style-name="ce6">
            <text:p>10,231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751" table:style-name="ce6">
            <text:p>751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2888" table:style-name="ce6">
            <text:p>2,888<text:s/></text:p>
          </table:table-cell>
          <table:table-cell table:number-columns-repeated="16264"/>
        </table:table-row>
        <table:table-row table:style-name="ro2">
          <table:table-cell office:value-type="date" office:date-value="2021-08-11T00:00:00" table:style-name="ce5">
            <text:p>2021/8/11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23852" table:style-name="ce6">
            <text:p>23,852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17815" table:style-name="ce6">
            <text:p>17,815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3855" table:style-name="ce6">
            <text:p>13,855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19096" table:style-name="ce6">
            <text:p>19,096<text:s/></text:p>
          </table:table-cell>
          <table:table-cell office:value-type="float" office:value="14639" table:style-name="ce6">
            <text:p>14,639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58687" table:style-name="ce6">
            <text:p>58,687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17183" table:style-name="ce6">
            <text:p>17,183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7099" table:style-name="ce6">
            <text:p>7,099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13398" table:style-name="ce6">
            <text:p>13,398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28504" table:style-name="ce6">
            <text:p>28,504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7270" table:style-name="ce6">
            <text:p>17,270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31943" table:style-name="ce6">
            <text:p>31,943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9859" table:style-name="ce6">
            <text:p>9,859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23607" table:style-name="ce6">
            <text:p>23,607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3923" table:style-name="ce6">
            <text:p>13,923<text:s/></text:p>
          </table:table-cell>
          <table:table-cell office:value-type="float" office:value="14237" table:style-name="ce6">
            <text:p>14,237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589" table:style-name="ce6">
            <text:p>3,589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16775" table:style-name="ce6">
            <text:p>16,775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524" table:style-name="ce6">
            <text:p>6,524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2865" table:style-name="ce6">
            <text:p>2,865<text:s/></text:p>
          </table:table-cell>
          <table:table-cell table:number-columns-repeated="16264"/>
        </table:table-row>
        <table:table-row table:style-name="ro2">
          <table:table-cell office:value-type="date" office:date-value="2021-08-12T00:00:00" table:style-name="ce5">
            <text:p>2021/8/12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23891" table:style-name="ce6">
            <text:p>23,891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5804" table:style-name="ce6">
            <text:p>5,804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17541" table:style-name="ce6">
            <text:p>17,541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7285" table:style-name="ce6">
            <text:p>7,285<text:s/></text:p>
          </table:table-cell>
          <table:table-cell office:value-type="float" office:value="7441" table:style-name="ce6">
            <text:p>7,441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12401" table:style-name="ce6">
            <text:p>12,401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19278" table:style-name="ce6">
            <text:p>19,278<text:s/></text:p>
          </table:table-cell>
          <table:table-cell office:value-type="float" office:value="14836" table:style-name="ce6">
            <text:p>14,836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2427" table:style-name="ce6">
            <text:p>12,427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59340" table:style-name="ce6">
            <text:p>59,340<text:s/></text:p>
          </table:table-cell>
          <table:table-cell office:value-type="float" office:value="22827" table:style-name="ce6">
            <text:p>22,827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3459" table:style-name="ce6">
            <text:p>13,459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6473" table:style-name="ce6">
            <text:p>16,473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9423" table:style-name="ce6">
            <text:p>19,423<text:s/></text:p>
          </table:table-cell>
          <table:table-cell office:value-type="float" office:value="22729" table:style-name="ce6">
            <text:p>22,729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17819" table:style-name="ce6">
            <text:p>17,81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31766" table:style-name="ce6">
            <text:p>31,766<text:s/></text:p>
          </table:table-cell>
          <table:table-cell office:value-type="float" office:value="10976" table:style-name="ce6">
            <text:p>10,976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2361" table:style-name="ce6">
            <text:p>12,361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0167" table:style-name="ce6">
            <text:p>10,167<text:s/></text:p>
          </table:table-cell>
          <table:table-cell office:value-type="float" office:value="16568" table:style-name="ce6">
            <text:p>16,568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2835" table:style-name="ce6">
            <text:p>2,835<text:s/></text:p>
          </table:table-cell>
          <table:table-cell table:number-columns-repeated="16264"/>
        </table:table-row>
        <table:table-row table:style-name="ro2">
          <table:table-cell office:value-type="date" office:date-value="2021-08-13T00:00:00" table:style-name="ce5">
            <text:p>2021/8/13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25747" table:style-name="ce6">
            <text:p>25,747<text:s/></text:p>
          </table:table-cell>
          <table:table-cell office:value-type="float" office:value="12263" table:style-name="ce6">
            <text:p>12,26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3901" table:style-name="ce6">
            <text:p>3,901<text:s/></text:p>
          </table:table-cell>
          <table:table-cell office:value-type="float" office:value="17850" table:style-name="ce6">
            <text:p>17,850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4360" table:style-name="ce6">
            <text:p>14,360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9493" table:style-name="ce6">
            <text:p>9,493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9831" table:style-name="ce6">
            <text:p>19,831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65024" table:style-name="ce6">
            <text:p>65,024<text:s/></text:p>
          </table:table-cell>
          <table:table-cell office:value-type="float" office:value="25309" table:style-name="ce6">
            <text:p>25,309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5620" table:style-name="ce6">
            <text:p>5,620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7119" table:style-name="ce6">
            <text:p>7,119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15302" table:style-name="ce6">
            <text:p>15,302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23277" table:style-name="ce6">
            <text:p>23,277<text:s/></text:p>
          </table:table-cell>
          <table:table-cell office:value-type="float" office:value="15828" table:style-name="ce6">
            <text:p>15,828<text:s/></text:p>
          </table:table-cell>
          <table:table-cell office:value-type="float" office:value="12786" table:style-name="ce6">
            <text:p>12,786<text:s/></text:p>
          </table:table-cell>
          <table:table-cell office:value-type="float" office:value="29891" table:style-name="ce6">
            <text:p>29,891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19021" table:style-name="ce6">
            <text:p>19,021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33925" table:style-name="ce6">
            <text:p>33,925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9508" table:style-name="ce6">
            <text:p>9,508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14270" table:style-name="ce6">
            <text:p>14,270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5992" table:style-name="ce6">
            <text:p>5,992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919" table:style-name="ce6">
            <text:p>2,919<text:s/></text:p>
          </table:table-cell>
          <table:table-cell table:number-columns-repeated="16264"/>
        </table:table-row>
        <table:table-row table:style-name="ro2">
          <table:table-cell office:value-type="date" office:date-value="2021-08-14T00:00:00" table:style-name="ce5">
            <text:p>2021/8/14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4304" table:style-name="ce6">
            <text:p>4,304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892" table:style-name="ce6">
            <text:p>892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8253" table:style-name="ce6">
            <text:p>8,253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5600" table:style-name="ce6">
            <text:p>5,600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8726" table:style-name="ce6">
            <text:p>48,726<text:s/></text:p>
          </table:table-cell>
          <table:table-cell office:value-type="float" office:value="22177" table:style-name="ce6">
            <text:p>22,177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4459" table:style-name="ce6">
            <text:p>4,459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5082" table:style-name="ce6">
            <text:p>15,082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4266" table:style-name="ce6">
            <text:p>14,266<text:s/></text:p>
          </table:table-cell>
          <table:table-cell office:value-type="float" office:value="14342" table:style-name="ce6">
            <text:p>14,342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12851" table:style-name="ce6">
            <text:p>12,851<text:s/></text:p>
          </table:table-cell>
          <table:table-cell office:value-type="float" office:value="12908" table:style-name="ce6">
            <text:p>12,908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24451" table:style-name="ce6">
            <text:p>24,451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4949" table:style-name="ce6">
            <text:p>4,949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1322" table:style-name="ce6">
            <text:p>1,322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19" table:style-name="ce6">
            <text:p>419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909" table:style-name="ce6">
            <text:p>909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423" table:style-name="ce6">
            <text:p>1,423<text:s/></text:p>
          </table:table-cell>
          <table:table-cell table:number-columns-repeated="16264"/>
        </table:table-row>
        <table:table-row table:style-name="ro2">
          <table:table-cell office:value-type="date" office:date-value="2021-08-15T00:00:00" table:style-name="ce5">
            <text:p>2021/8/15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6651" table:style-name="ce6">
            <text:p>6,651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612" table:style-name="ce6">
            <text:p>1,612<text:s/></text:p>
          </table:table-cell>
          <table:table-cell office:value-type="float" office:value="1979" table:style-name="ce6">
            <text:p>1,979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6446" table:style-name="ce6">
            <text:p>6,446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5968" table:style-name="ce6">
            <text:p>5,968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7720" table:style-name="ce6">
            <text:p>7,720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50646" table:style-name="ce6">
            <text:p>50,646<text:s/></text:p>
          </table:table-cell>
          <table:table-cell office:value-type="float" office:value="17033" table:style-name="ce6">
            <text:p>17,033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1574" table:style-name="ce6">
            <text:p>1,574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257" table:style-name="ce6">
            <text:p>9,257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383" table:style-name="ce6">
            <text:p>383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1305" table:style-name="ce6">
            <text:p>1,305<text:s/></text:p>
          </table:table-cell>
          <table:table-cell table:number-columns-repeated="16264"/>
        </table:table-row>
        <table:table-row table:style-name="ro2">
          <table:table-cell office:value-type="date" office:date-value="2021-08-16T00:00:00" table:style-name="ce5">
            <text:p>2021/8/16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22887" table:style-name="ce6">
            <text:p>22,887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10737" table:style-name="ce6">
            <text:p>10,737<text:s/></text:p>
          </table:table-cell>
          <table:table-cell office:value-type="float" office:value="10399" table:style-name="ce6">
            <text:p>10,399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12429" table:style-name="ce6">
            <text:p>12,429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5026" table:style-name="ce6">
            <text:p>5,026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5105" table:style-name="ce6">
            <text:p>15,105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12712" table:style-name="ce6">
            <text:p>12,712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64438" table:style-name="ce6">
            <text:p>64,438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3285" table:style-name="ce6">
            <text:p>13,285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9709" table:style-name="ce6">
            <text:p>9,709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220" table:style-name="ce6">
            <text:p>2,220<text:s/></text:p>
          </table:table-cell>
          <table:table-cell office:value-type="float" office:value="7172" table:style-name="ce6">
            <text:p>7,172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7169" table:style-name="ce6">
            <text:p>7,169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17036" table:style-name="ce6">
            <text:p>17,036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5830" table:style-name="ce6">
            <text:p>15,830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29071" table:style-name="ce6">
            <text:p>29,071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7413" table:style-name="ce6">
            <text:p>17,413<text:s/></text:p>
          </table:table-cell>
          <table:table-cell office:value-type="float" office:value="17629" table:style-name="ce6">
            <text:p>17,629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32482" table:style-name="ce6">
            <text:p>32,482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14148" table:style-name="ce6">
            <text:p>14,148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4328" table:style-name="ce6">
            <text:p>4,328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24219" table:style-name="ce6">
            <text:p>24,219<text:s/></text:p>
          </table:table-cell>
          <table:table-cell office:value-type="float" office:value="12368" table:style-name="ce6">
            <text:p>12,368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6285" table:style-name="ce6">
            <text:p>6,285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10114" table:style-name="ce6">
            <text:p>10,114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11565" table:style-name="ce6">
            <text:p>11,565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757" table:style-name="ce6">
            <text:p>757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1707" table:style-name="ce6">
            <text:p>1,707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935" table:style-name="ce6">
            <text:p>2,935<text:s/></text:p>
          </table:table-cell>
          <table:table-cell table:number-columns-repeated="16264"/>
        </table:table-row>
        <table:table-row table:style-name="ro2">
          <table:table-cell office:value-type="date" office:date-value="2021-08-17T00:00:00" table:style-name="ce5">
            <text:p>2021/8/17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24790" table:style-name="ce6">
            <text:p>24,790<text:s/></text:p>
          </table:table-cell>
          <table:table-cell office:value-type="float" office:value="24212" table:style-name="ce6">
            <text:p>24,212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8909" table:style-name="ce6">
            <text:p>18,909<text:s/></text:p>
          </table:table-cell>
          <table:table-cell office:value-type="float" office:value="13837" table:style-name="ce6">
            <text:p>13,837<text:s/></text:p>
          </table:table-cell>
          <table:table-cell office:value-type="float" office:value="5213" table:style-name="ce6">
            <text:p>5,213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6407" table:style-name="ce6">
            <text:p>16,407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62366" table:style-name="ce6">
            <text:p>62,366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7488" table:style-name="ce6">
            <text:p>17,488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8680" table:style-name="ce6">
            <text:p>18,680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16287" table:style-name="ce6">
            <text:p>16,287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29525" table:style-name="ce6">
            <text:p>29,525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32771" table:style-name="ce6">
            <text:p>32,771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24001" table:style-name="ce6">
            <text:p>24,001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14864" table:style-name="ce6">
            <text:p>14,864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12088" table:style-name="ce6">
            <text:p>12,088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7552" table:style-name="ce6">
            <text:p>7,552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2935" table:style-name="ce6">
            <text:p>2,935<text:s/></text:p>
          </table:table-cell>
          <table:table-cell table:number-columns-repeated="16264"/>
        </table:table-row>
        <table:table-row table:style-name="ro2">
          <table:table-cell office:value-type="date" office:date-value="2021-08-18T00:00:00" table:style-name="ce5">
            <text:p>2021/8/18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2223" table:style-name="ce6">
            <text:p>2,223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10597" table:style-name="ce6">
            <text:p>10,597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18428" table:style-name="ce6">
            <text:p>18,428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4511" table:style-name="ce6">
            <text:p>14,511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3472" table:style-name="ce6">
            <text:p>13,472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6380" table:style-name="ce6">
            <text:p>16,380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61824" table:style-name="ce6">
            <text:p>61,824<text:s/></text:p>
          </table:table-cell>
          <table:table-cell office:value-type="float" office:value="23335" table:style-name="ce6">
            <text:p>23,335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17448" table:style-name="ce6">
            <text:p>17,448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6065" table:style-name="ce6">
            <text:p>6,065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5259" table:style-name="ce6">
            <text:p>5,259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20438" table:style-name="ce6">
            <text:p>20,438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29746" table:style-name="ce6">
            <text:p>29,746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32952" table:style-name="ce6">
            <text:p>32,952<text:s/></text:p>
          </table:table-cell>
          <table:table-cell office:value-type="float" office:value="11698" table:style-name="ce6">
            <text:p>11,698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4216" table:style-name="ce6">
            <text:p>14,216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7167" table:style-name="ce6">
            <text:p>7,167<text:s/></text:p>
          </table:table-cell>
          <table:table-cell office:value-type="float" office:value="24295" table:style-name="ce6">
            <text:p>24,295<text:s/></text:p>
          </table:table-cell>
          <table:table-cell office:value-type="float" office:value="13478" table:style-name="ce6">
            <text:p>13,478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738" table:style-name="ce6">
            <text:p>738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338" table:style-name="ce6">
            <text:p>1,338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1-08-19T00:00:00" table:style-name="ce5">
            <text:p>2021/8/19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24546" table:style-name="ce6">
            <text:p>24,546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7758" table:style-name="ce6">
            <text:p>7,758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2012" table:style-name="ce6">
            <text:p>2,012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14315" table:style-name="ce6">
            <text:p>14,315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6297" table:style-name="ce6">
            <text:p>6,297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8268" table:style-name="ce6">
            <text:p>18,268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16097" table:style-name="ce6">
            <text:p>16,097<text:s/></text:p>
          </table:table-cell>
          <table:table-cell office:value-type="float" office:value="12918" table:style-name="ce6">
            <text:p>12,918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61666" table:style-name="ce6">
            <text:p>61,666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12454" table:style-name="ce6">
            <text:p>12,454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6595" table:style-name="ce6">
            <text:p>16,595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9831" table:style-name="ce6">
            <text:p>9,831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28991" table:style-name="ce6">
            <text:p>28,991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7497" table:style-name="ce6">
            <text:p>17,497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33354" table:style-name="ce6">
            <text:p>33,354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2521" table:style-name="ce6">
            <text:p>12,521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932" table:style-name="ce6">
            <text:p>932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3005" table:style-name="ce6">
            <text:p>3,005<text:s/></text:p>
          </table:table-cell>
          <table:table-cell table:number-columns-repeated="16264"/>
        </table:table-row>
        <table:table-row table:style-name="ro2">
          <table:table-cell office:value-type="date" office:date-value="2021-08-20T00:00:00" table:style-name="ce5">
            <text:p>2021/8/20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24696" table:style-name="ce6">
            <text:p>24,696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6451" table:style-name="ce6">
            <text:p>6,451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0591" table:style-name="ce6">
            <text:p>10,591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2162" table:style-name="ce6">
            <text:p>2,162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21218" table:style-name="ce6">
            <text:p>21,218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16901" table:style-name="ce6">
            <text:p>16,901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4734" table:style-name="ce6">
            <text:p>14,734<text:s/></text:p>
          </table:table-cell>
          <table:table-cell office:value-type="float" office:value="67248" table:style-name="ce6">
            <text:p>67,248<text:s/></text:p>
          </table:table-cell>
          <table:table-cell office:value-type="float" office:value="26094" table:style-name="ce6">
            <text:p>26,094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4275" table:style-name="ce6">
            <text:p>14,275<text:s/></text:p>
          </table:table-cell>
          <table:table-cell office:value-type="float" office:value="14539" table:style-name="ce6">
            <text:p>14,539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7839" table:style-name="ce6">
            <text:p>17,839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16790" table:style-name="ce6">
            <text:p>16,790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31974" table:style-name="ce6">
            <text:p>31,974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8595" table:style-name="ce6">
            <text:p>18,595<text:s/></text:p>
          </table:table-cell>
          <table:table-cell office:value-type="float" office:value="19906" table:style-name="ce6">
            <text:p>19,906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35678" table:style-name="ce6">
            <text:p>35,678<text:s/></text:p>
          </table:table-cell>
          <table:table-cell office:value-type="float" office:value="12654" table:style-name="ce6">
            <text:p>12,654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12132" table:style-name="ce6">
            <text:p>12,132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12177" table:style-name="ce6">
            <text:p>12,177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23993" table:style-name="ce6">
            <text:p>23,993<text:s/></text:p>
          </table:table-cell>
          <table:table-cell office:value-type="float" office:value="12591" table:style-name="ce6">
            <text:p>12,591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5195" table:style-name="ce6">
            <text:p>15,195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8175" table:style-name="ce6">
            <text:p>8,175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7304" table:style-name="ce6">
            <text:p>17,304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3163" table:style-name="ce6">
            <text:p>3,163<text:s/></text:p>
          </table:table-cell>
          <table:table-cell table:number-columns-repeated="16264"/>
        </table:table-row>
        <table:table-row table:style-name="ro2">
          <table:table-cell office:value-type="date" office:date-value="2021-08-21T00:00:00" table:style-name="ce5">
            <text:p>2021/8/21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4305" table:style-name="ce6">
            <text:p>4,305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20825" table:style-name="ce6">
            <text:p>20,825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3776" table:style-name="ce6">
            <text:p>13,776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8111" table:style-name="ce6">
            <text:p>8,111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47822" table:style-name="ce6">
            <text:p>47,822<text:s/></text:p>
          </table:table-cell>
          <table:table-cell office:value-type="float" office:value="20778" table:style-name="ce6">
            <text:p>20,778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9720" table:style-name="ce6">
            <text:p>9,720<text:s/></text:p>
          </table:table-cell>
          <table:table-cell office:value-type="float" office:value="24032" table:style-name="ce6">
            <text:p>24,032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23814" table:style-name="ce6">
            <text:p>23,814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438" table:style-name="ce6">
            <text:p>438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1536" table:style-name="ce6">
            <text:p>1,536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587" table:style-name="ce6">
            <text:p>587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110" table:style-name="ce6">
            <text:p>1,110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1660" table:style-name="ce6">
            <text:p>1,660<text:s/></text:p>
          </table:table-cell>
          <table:table-cell table:number-columns-repeated="16264"/>
        </table:table-row>
        <table:table-row table:style-name="ro2">
          <table:table-cell office:value-type="date" office:date-value="2021-08-22T00:00:00" table:style-name="ce5">
            <text:p>2021/8/22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758" table:style-name="ce6">
            <text:p>758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983" table:style-name="ce6">
            <text:p>1,983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52634" table:style-name="ce6">
            <text:p>52,634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735" table:style-name="ce6">
            <text:p>735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1926" table:style-name="ce6">
            <text:p>11,926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20884" table:style-name="ce6">
            <text:p>20,884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7113" table:style-name="ce6">
            <text:p>7,113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4725" table:style-name="ce6">
            <text:p>4,725<text:s/></text:p>
          </table:table-cell>
          <table:table-cell office:value-type="float" office:value="6216" table:style-name="ce6">
            <text:p>6,21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3106" table:style-name="ce6">
            <text:p>3,106<text:s/></text:p>
          </table:table-cell>
          <table:table-cell office:value-type="float" office:value="396" table:style-name="ce6">
            <text:p>396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503" table:style-name="ce6">
            <text:p>503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4185" table:style-name="ce6">
            <text:p>4,185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259" table:style-name="ce6">
            <text:p>1,259<text:s/></text:p>
          </table:table-cell>
          <table:table-cell table:number-columns-repeated="16264"/>
        </table:table-row>
        <table:table-row table:style-name="ro2">
          <table:table-cell office:value-type="date" office:date-value="2021-08-23T00:00:00" table:style-name="ce5">
            <text:p>2021/8/23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3323" table:style-name="ce6">
            <text:p>23,323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4526" table:style-name="ce6">
            <text:p>4,526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8758" table:style-name="ce6">
            <text:p>18,758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15500" table:style-name="ce6">
            <text:p>15,500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67333" table:style-name="ce6">
            <text:p>67,333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3903" table:style-name="ce6">
            <text:p>13,903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7409" table:style-name="ce6">
            <text:p>7,409<text:s/></text:p>
          </table:table-cell>
          <table:table-cell office:value-type="float" office:value="17630" table:style-name="ce6">
            <text:p>17,630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7905" table:style-name="ce6">
            <text:p>7,905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21131" table:style-name="ce6">
            <text:p>21,131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29998" table:style-name="ce6">
            <text:p>29,998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7913" table:style-name="ce6">
            <text:p>17,913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33831" table:style-name="ce6">
            <text:p>33,831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9868" table:style-name="ce6">
            <text:p>9,868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14490" table:style-name="ce6">
            <text:p>14,490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7196" table:style-name="ce6">
            <text:p>7,196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13021" table:style-name="ce6">
            <text:p>13,021<text:s/></text:p>
          </table:table-cell>
          <table:table-cell office:value-type="float" office:value="14077" table:style-name="ce6">
            <text:p>14,077<text:s/></text:p>
          </table:table-cell>
          <table:table-cell office:value-type="float" office:value="15178" table:style-name="ce6">
            <text:p>15,178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695" table:style-name="ce6">
            <text:p>3,695<text:s/></text:p>
          </table:table-cell>
          <table:table-cell office:value-type="float" office:value="4059" table:style-name="ce6">
            <text:p>4,059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7561" table:style-name="ce6">
            <text:p>17,561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890" table:style-name="ce6">
            <text:p>890<text:s/></text:p>
          </table:table-cell>
          <table:table-cell office:value-type="float" office:value="1563" table:style-name="ce6">
            <text:p>1,563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1383" table:style-name="ce6">
            <text:p>1,383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953" table:style-name="ce6">
            <text:p>2,953<text:s/></text:p>
          </table:table-cell>
          <table:table-cell table:number-columns-repeated="16264"/>
        </table:table-row>
        <table:table-row table:style-name="ro2">
          <table:table-cell office:value-type="date" office:date-value="2021-08-24T00:00:00" table:style-name="ce5">
            <text:p>2021/8/24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4516" table:style-name="ce6">
            <text:p>24,516<text:s/></text:p>
          </table:table-cell>
          <table:table-cell office:value-type="float" office:value="13211" table:style-name="ce6">
            <text:p>13,211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4791" table:style-name="ce6">
            <text:p>14,791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66242" table:style-name="ce6">
            <text:p>66,242<text:s/></text:p>
          </table:table-cell>
          <table:table-cell office:value-type="float" office:value="24069" table:style-name="ce6">
            <text:p>24,069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3924" table:style-name="ce6">
            <text:p>13,924<text:s/></text:p>
          </table:table-cell>
          <table:table-cell office:value-type="float" office:value="14248" table:style-name="ce6">
            <text:p>14,248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14419" table:style-name="ce6">
            <text:p>14,419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21174" table:style-name="ce6">
            <text:p>21,174<text:s/></text:p>
          </table:table-cell>
          <table:table-cell office:value-type="float" office:value="24384" table:style-name="ce6">
            <text:p>24,384<text:s/></text:p>
          </table:table-cell>
          <table:table-cell office:value-type="float" office:value="16669" table:style-name="ce6">
            <text:p>16,669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0285" table:style-name="ce6">
            <text:p>30,285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18337" table:style-name="ce6">
            <text:p>18,337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35365" table:style-name="ce6">
            <text:p>35,365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25011" table:style-name="ce6">
            <text:p>25,011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6544" table:style-name="ce6">
            <text:p>6,544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17659" table:style-name="ce6">
            <text:p>17,659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1902" table:style-name="ce6">
            <text:p>1,902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011" table:style-name="ce6">
            <text:p>3,011<text:s/></text:p>
          </table:table-cell>
          <table:table-cell table:number-columns-repeated="16264"/>
        </table:table-row>
        <table:table-row table:style-name="ro2">
          <table:table-cell office:value-type="date" office:date-value="2021-08-25T00:00:00" table:style-name="ce5">
            <text:p>2021/8/25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4476" table:style-name="ce6">
            <text:p>4,47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19454" table:style-name="ce6">
            <text:p>19,45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5317" table:style-name="ce6">
            <text:p>15,317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4482" table:style-name="ce6">
            <text:p>14,482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21427" table:style-name="ce6">
            <text:p>21,427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67302" table:style-name="ce6">
            <text:p>67,302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2319" table:style-name="ce6">
            <text:p>2,31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7674" table:style-name="ce6">
            <text:p>7,674<text:s/></text:p>
          </table:table-cell>
          <table:table-cell office:value-type="float" office:value="19751" table:style-name="ce6">
            <text:p>19,751<text:s/></text:p>
          </table:table-cell>
          <table:table-cell office:value-type="float" office:value="6267" table:style-name="ce6">
            <text:p>6,267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14502" table:style-name="ce6">
            <text:p>14,502<text:s/></text:p>
          </table:table-cell>
          <table:table-cell office:value-type="float" office:value="16651" table:style-name="ce6">
            <text:p>16,651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21735" table:style-name="ce6">
            <text:p>21,735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32013" table:style-name="ce6">
            <text:p>32,013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35613" table:style-name="ce6">
            <text:p>35,613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3777" table:style-name="ce6">
            <text:p>3,777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8200" table:style-name="ce6">
            <text:p>18,200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7646" table:style-name="ce6">
            <text:p>7,646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974" table:style-name="ce6">
            <text:p>2,974<text:s/></text:p>
          </table:table-cell>
          <table:table-cell table:number-columns-repeated="16264"/>
        </table:table-row>
        <table:table-row table:style-name="ro2">
          <table:table-cell office:value-type="date" office:date-value="2021-08-26T00:00:00" table:style-name="ce5">
            <text:p>2021/8/26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26216" table:style-name="ce6">
            <text:p>26,216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435" table:style-name="ce6">
            <text:p>2,435<text:s/></text:p>
          </table:table-cell>
          <table:table-cell office:value-type="float" office:value="7411" table:style-name="ce6">
            <text:p>7,411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11156" table:style-name="ce6">
            <text:p>11,156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9602" table:style-name="ce6">
            <text:p>19,602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0129" table:style-name="ce6">
            <text:p>20,129<text:s/></text:p>
          </table:table-cell>
          <table:table-cell office:value-type="float" office:value="14743" table:style-name="ce6">
            <text:p>14,743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6614" table:style-name="ce6">
            <text:p>16,614<text:s/></text:p>
          </table:table-cell>
          <table:table-cell office:value-type="float" office:value="17633" table:style-name="ce6">
            <text:p>17,633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68914" table:style-name="ce6">
            <text:p>68,914<text:s/></text:p>
          </table:table-cell>
          <table:table-cell office:value-type="float" office:value="26188" table:style-name="ce6">
            <text:p>26,188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15945" table:style-name="ce6">
            <text:p>15,945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5042" table:style-name="ce6">
            <text:p>15,042<text:s/></text:p>
          </table:table-cell>
          <table:table-cell office:value-type="float" office:value="14995" table:style-name="ce6">
            <text:p>14,995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18322" table:style-name="ce6">
            <text:p>18,322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2615" table:style-name="ce6">
            <text:p>2,615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7304" table:style-name="ce6">
            <text:p>7,304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5475" table:style-name="ce6">
            <text:p>5,475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18927" table:style-name="ce6">
            <text:p>18,927<text:s/></text:p>
          </table:table-cell>
          <table:table-cell office:value-type="float" office:value="21978" table:style-name="ce6">
            <text:p>21,978<text:s/></text:p>
          </table:table-cell>
          <table:table-cell office:value-type="float" office:value="25198" table:style-name="ce6">
            <text:p>25,198<text:s/></text:p>
          </table:table-cell>
          <table:table-cell office:value-type="float" office:value="17113" table:style-name="ce6">
            <text:p>17,113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32339" table:style-name="ce6">
            <text:p>32,339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19876" table:style-name="ce6">
            <text:p>19,876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36774" table:style-name="ce6">
            <text:p>36,774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5020" table:style-name="ce6">
            <text:p>5,020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6399" table:style-name="ce6">
            <text:p>6,399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8200" table:style-name="ce6">
            <text:p>18,200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3089" table:style-name="ce6">
            <text:p>3,089<text:s/></text:p>
          </table:table-cell>
          <table:table-cell table:number-columns-repeated="16264"/>
        </table:table-row>
        <table:table-row table:style-name="ro2">
          <table:table-cell office:value-type="date" office:date-value="2021-08-27T00:00:00" table:style-name="ce5">
            <text:p>2021/8/27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25926" table:style-name="ce6">
            <text:p>25,926<text:s/></text:p>
          </table:table-cell>
          <table:table-cell office:value-type="float" office:value="28985" table:style-name="ce6">
            <text:p>28,985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7502" table:style-name="ce6">
            <text:p>7,502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303" table:style-name="ce6">
            <text:p>6,303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5152" table:style-name="ce6">
            <text:p>5,152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20413" table:style-name="ce6">
            <text:p>20,413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22616" table:style-name="ce6">
            <text:p>22,616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14321" table:style-name="ce6">
            <text:p>14,321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76018" table:style-name="ce6">
            <text:p>76,018<text:s/></text:p>
          </table:table-cell>
          <table:table-cell office:value-type="float" office:value="28503" table:style-name="ce6">
            <text:p>28,503<text:s/></text:p>
          </table:table-cell>
          <table:table-cell office:value-type="float" office:value="13156" table:style-name="ce6">
            <text:p>13,156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15366" table:style-name="ce6">
            <text:p>15,366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26185" table:style-name="ce6">
            <text:p>26,185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34972" table:style-name="ce6">
            <text:p>34,972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39727" table:style-name="ce6">
            <text:p>39,727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1014" table:style-name="ce6">
            <text:p>11,014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25087" table:style-name="ce6">
            <text:p>25,087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4465" table:style-name="ce6">
            <text:p>4,465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6541" table:style-name="ce6">
            <text:p>6,541<text:s/></text:p>
          </table:table-cell>
          <table:table-cell office:value-type="float" office:value="8648" table:style-name="ce6">
            <text:p>8,648<text:s/></text:p>
          </table:table-cell>
          <table:table-cell office:value-type="float" office:value="11154" table:style-name="ce6">
            <text:p>11,154<text:s/></text:p>
          </table:table-cell>
          <table:table-cell office:value-type="float" office:value="18260" table:style-name="ce6">
            <text:p>18,260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9727" table:style-name="ce6">
            <text:p>9,727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8501" table:style-name="ce6">
            <text:p>8,501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7415" table:style-name="ce6">
            <text:p>7,415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273" table:style-name="ce6">
            <text:p>3,273<text:s/></text:p>
          </table:table-cell>
          <table:table-cell table:number-columns-repeated="16264"/>
        </table:table-row>
        <table:table-row table:style-name="ro2">
          <table:table-cell office:value-type="date" office:date-value="2021-08-28T00:00:00" table:style-name="ce5">
            <text:p>2021/8/28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24028" table:style-name="ce6">
            <text:p>24,028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016" table:style-name="ce6">
            <text:p>3,016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1202" table:style-name="ce6">
            <text:p>11,202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57338" table:style-name="ce6">
            <text:p>57,338<text:s/></text:p>
          </table:table-cell>
          <table:table-cell office:value-type="float" office:value="24070" table:style-name="ce6">
            <text:p>24,070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20968" table:style-name="ce6">
            <text:p>20,968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15825" table:style-name="ce6">
            <text:p>15,825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29073" table:style-name="ce6">
            <text:p>29,073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7372" table:style-name="ce6">
            <text:p>7,372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8579" table:style-name="ce6">
            <text:p>8,579<text:s/></text:p>
          </table:table-cell>
          <table:table-cell office:value-type="float" office:value="7837" table:style-name="ce6">
            <text:p>7,837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5747" table:style-name="ce6">
            <text:p>5,747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98" table:style-name="ce6">
            <text:p>498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642" table:style-name="ce6">
            <text:p>642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1107" table:style-name="ce6">
            <text:p>1,107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1721" table:style-name="ce6">
            <text:p>1,721<text:s/></text:p>
          </table:table-cell>
          <table:table-cell table:number-columns-repeated="16264"/>
        </table:table-row>
        <table:table-row table:style-name="ro2">
          <table:table-cell office:value-type="date" office:date-value="2021-08-29T00:00:00" table:style-name="ce5">
            <text:p>2021/8/29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7962" table:style-name="ce6">
            <text:p>17,962<text:s/></text:p>
          </table:table-cell>
          <table:table-cell office:value-type="float" office:value="6133" table:style-name="ce6">
            <text:p>6,133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882" table:style-name="ce6">
            <text:p>882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6664" table:style-name="ce6">
            <text:p>6,664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12667" table:style-name="ce6">
            <text:p>12,667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61444" table:style-name="ce6">
            <text:p>61,444<text:s/></text:p>
          </table:table-cell>
          <table:table-cell office:value-type="float" office:value="19595" table:style-name="ce6">
            <text:p>19,595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7332" table:style-name="ce6">
            <text:p>7,33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838" table:style-name="ce6">
            <text:p>838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4093" table:style-name="ce6">
            <text:p>14,093<text:s/></text:p>
          </table:table-cell>
          <table:table-cell office:value-type="float" office:value="13026" table:style-name="ce6">
            <text:p>13,026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24891" table:style-name="ce6">
            <text:p>24,891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10480" table:style-name="ce6">
            <text:p>10,480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1416" table:style-name="ce6">
            <text:p>1,416<text:s/></text:p>
          </table:table-cell>
          <table:table-cell table:number-columns-repeated="16264"/>
        </table:table-row>
        <table:table-row table:style-name="ro2">
          <table:table-cell office:value-type="date" office:date-value="2021-08-30T00:00:00" table:style-name="ce5">
            <text:p>2021/8/30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25809" table:style-name="ce6">
            <text:p>25,809<text:s/></text:p>
          </table:table-cell>
          <table:table-cell office:value-type="float" office:value="25441" table:style-name="ce6">
            <text:p>25,441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4902" table:style-name="ce6">
            <text:p>4,902<text:s/></text:p>
          </table:table-cell>
          <table:table-cell office:value-type="float" office:value="4845" table:style-name="ce6">
            <text:p>4,845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19530" table:style-name="ce6">
            <text:p>19,530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8460" table:style-name="ce6">
            <text:p>8,460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5518" table:style-name="ce6">
            <text:p>15,518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13852" table:style-name="ce6">
            <text:p>13,852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19289" table:style-name="ce6">
            <text:p>19,289<text:s/></text:p>
          </table:table-cell>
          <table:table-cell office:value-type="float" office:value="14311" table:style-name="ce6">
            <text:p>14,311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21910" table:style-name="ce6">
            <text:p>21,910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13658" table:style-name="ce6">
            <text:p>13,658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74082" table:style-name="ce6">
            <text:p>74,082<text:s/></text:p>
          </table:table-cell>
          <table:table-cell office:value-type="float" office:value="24985" table:style-name="ce6">
            <text:p>24,985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4107" table:style-name="ce6">
            <text:p>14,107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545" table:style-name="ce6">
            <text:p>2,545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21308" table:style-name="ce6">
            <text:p>21,308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7115" table:style-name="ce6">
            <text:p>17,115<text:s/></text:p>
          </table:table-cell>
          <table:table-cell office:value-type="float" office:value="18515" table:style-name="ce6">
            <text:p>18,515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33011" table:style-name="ce6">
            <text:p>33,011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19345" table:style-name="ce6">
            <text:p>19,345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36356" table:style-name="ce6">
            <text:p>36,356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6127" table:style-name="ce6">
            <text:p>16,127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7822" table:style-name="ce6">
            <text:p>7,822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16203" table:style-name="ce6">
            <text:p>16,203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6488" table:style-name="ce6">
            <text:p>6,488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8096" table:style-name="ce6">
            <text:p>8,096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851" table:style-name="ce6">
            <text:p>851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3196" table:style-name="ce6">
            <text:p>3,196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101" table:style-name="ce6">
            <text:p>3,101<text:s/></text:p>
          </table:table-cell>
          <table:table-cell table:number-columns-repeated="16264"/>
        </table:table-row>
        <table:table-row table:style-name="ro2">
          <table:table-cell office:value-type="date" office:date-value="2021-08-31T00:00:00" table:style-name="ce5">
            <text:p>2021/8/31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6673" table:style-name="ce6">
            <text:p>26,673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12630" table:style-name="ce6">
            <text:p>12,630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2325" table:style-name="ce6">
            <text:p>2,325<text:s/></text:p>
          </table:table-cell>
          <table:table-cell office:value-type="float" office:value="8565" table:style-name="ce6">
            <text:p>8,565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5690" table:style-name="ce6">
            <text:p>15,690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14497" table:style-name="ce6">
            <text:p>14,497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20445" table:style-name="ce6">
            <text:p>20,445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16601" table:style-name="ce6">
            <text:p>16,601<text:s/></text:p>
          </table:table-cell>
          <table:table-cell office:value-type="float" office:value="71261" table:style-name="ce6">
            <text:p>71,261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8727" table:style-name="ce6">
            <text:p>8,727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21185" table:style-name="ce6">
            <text:p>21,18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5502" table:style-name="ce6">
            <text:p>5,502<text:s/></text:p>
          </table:table-cell>
          <table:table-cell office:value-type="float" office:value="14808" table:style-name="ce6">
            <text:p>14,808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22061" table:style-name="ce6">
            <text:p>22,061<text:s/></text:p>
          </table:table-cell>
          <table:table-cell office:value-type="float" office:value="25577" table:style-name="ce6">
            <text:p>25,577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32966" table:style-name="ce6">
            <text:p>32,966<text:s/></text:p>
          </table:table-cell>
          <table:table-cell office:value-type="float" office:value="11893" table:style-name="ce6">
            <text:p>11,893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37127" table:style-name="ce6">
            <text:p>37,127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25533" table:style-name="ce6">
            <text:p>25,533<text:s/></text:p>
          </table:table-cell>
          <table:table-cell office:value-type="float" office:value="13863" table:style-name="ce6">
            <text:p>13,863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16166" table:style-name="ce6">
            <text:p>16,166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3876" table:style-name="ce6">
            <text:p>3,876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1443" table:style-name="ce6">
            <text:p>1,443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060" table:style-name="ce6">
            <text:p>3,060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9-10T09:08:50Z</meta:creation-date>
    <dc:date>2021-09-10T09:09:41Z</dc:date>
  </office:meta>
</office:document-meta>
</file>